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8.76pt"/>
    </style:style>
    <style:style style:name="co2" style:family="table-column">
      <style:table-column-properties fo:break-before="auto" style:column-width="67.44pt"/>
    </style:style>
    <style:style style:name="co3" style:family="table-column">
      <style:table-column-properties fo:break-before="auto" style:column-width="57.94pt"/>
    </style:style>
    <style:style style:name="co4" style:family="table-column">
      <style:table-column-properties fo:break-before="auto" style:column-width="78.55pt"/>
    </style:style>
    <style:style style:name="co5" style:family="table-column">
      <style:table-column-properties fo:break-before="auto" style:column-width="53.9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18.31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48.39pt"/>
    </style:style>
    <style:style style:name="co10" style:family="table-column">
      <style:table-column-properties fo:break-before="auto" style:column-width="64.29pt"/>
    </style:style>
    <style:style style:name="co11" style:family="table-column">
      <style:table-column-properties fo:break-before="auto" style:column-width="51.59pt"/>
    </style:style>
    <style:style style:name="co12" style:family="table-column">
      <style:table-column-properties fo:break-before="auto" style:column-width="74.61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Práctica_20_1">
      <style:table-properties table:display="true" style:writing-mode="lr-tb"/>
    </style:style>
    <style:style style:name="ta2" style:family="table" style:master-page-name="PageStyle_5f_Práctica_20_2">
      <style:table-properties table:display="true" style:writing-mode="lr-tb"/>
    </style:style>
    <style:style style:name="ta3" style:family="table" style:master-page-name="PageStyle_5f_Práctica_20_3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8faad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0070c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dedc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8faa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8faad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8faa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dedc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c7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ConditionalStyle_5f_1" style:base-cell-address="'Práctica 1'.I4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ConditionalStyle_5f_2" style:base-cell-address="'Práctica 1'.I5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ConditionalStyle_5f_2" style:base-cell-address="'Práctica 1'.I6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ConditionalStyle_5f_2" style:base-cell-address="'Práctica 1'.I7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ConditionalStyle_5f_2" style:base-cell-address="'Práctica 1'.I8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dedc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dedce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ConditionalStyle_5f_2" style:base-cell-address="'Práctica 1'.I8"/>
    </style:style>
    <style:style style:name="ce33" style:family="table-cell" style:parent-style-name="Default">
      <style:table-cell-properties fo:background-color="#8faa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ConditionalStyle_5f_1" style:base-cell-address="'Práctica 2'.I4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ConditionalStyle_5f_2" style:base-cell-address="'Práctica 2'.I5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ConditionalStyle_5f_2" style:base-cell-address="'Práctica 2'.I6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ConditionalStyle_5f_2" style:base-cell-address="'Práctica 2'.I7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ConditionalStyle_5f_2" style:base-cell-address="'Práctica 2'.I8"/>
    </style:style>
    <style:style style:name="ce40" style:family="table-cell" style:parent-style-name="Default">
      <style:table-cell-properties fo:border-bottom="1.76pt solid #000000" fo:background-color="#0070c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ConditionalStyle_5f_1" style:base-cell-address="'Práctica 3'.I4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ConditionalStyle_5f_2" style:base-cell-address="'Práctica 3'.I5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ConditionalStyle_5f_2" style:base-cell-address="'Práctica 3'.I6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ConditionalStyle_5f_2" style:base-cell-address="'Práctica 3'.I7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ConditionalStyle_5f_1" style:base-cell-address="'Práctica 3'.I4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ConditionalStyle_5f_2" style:base-cell-address="'Práctica 3'.I5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ConditionalStyle_5f_2" style:base-cell-address="'Práctica 3'.I6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ConditionalStyle_5f_2" style:base-cell-address="'Práctica 3'.I7"/>
    </style:style>
    <style:style style:name="ce4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áctic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number-columns-repeated="29" table:default-cell-style-name="Default"/>
        <table:table-column table:style-name="co8" table:number-columns-repeated="987" table:default-cell-style-name="Default"/>
        <table:table-row table:style-name="ro1">
          <table:table-cell table:number-columns-repeated="8"/>
          <table:table-cell table:style-name="ce23" office:value-type="string" calcext:value-type="string" table:number-columns-spanned="21" table:number-rows-spanned="1">
            <text:p>ALGORITMO FIFO: PRIMERO EN ENTRAR, PRIMERO EN SALIR</text:p>
          </table:table-cell>
          <table:covered-table-cell table:number-columns-repeated="20" table:style-name="ce29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9" office:value-type="string" calcext:value-type="string">
            <text:p>LLEGADA</text:p>
          </table:table-cell>
          <table:table-cell table:style-name="ce9" office:value-type="string" calcext:value-type="string">
            <text:p>T. EJECUCIÓN</text:p>
          </table:table-cell>
          <table:table-cell table:style-name="ce9" office:value-type="string" calcext:value-type="string">
            <text:p>T.espera</text:p>
          </table:table-cell>
          <table:table-cell table:style-name="ce12" office:value-type="string" calcext:value-type="string">
            <text:p>T.respuesta</text:p>
          </table:table-cell>
          <table:table-cell/>
          <table:table-cell table:style-name="ce15" office:value-type="string" calcext:value-type="string">
            <text:p>PROCESOS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COUNTIF([.I4:.AK4];&quot;E&quot;)" office:value-type="float" office:value="0" calcext:value-type="float">
            <text:p>0</text:p>
          </table:table-cell>
          <table:table-cell table:style-name="ce13" table:formula="of:=COUNTIF([.I4:.AK4];&quot;E&quot;)+COUNTIF([.I4:.AK4];&quot;X&quot;)"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A</text:p>
          </table:table-cell>
          <table:table-cell table:number-columns-repeated="8" table:style-name="ce24" office:value-type="string" calcext:value-type="string">
            <text:p>x</text:p>
          </table:table-cell>
          <table:table-cell table:style-name="ce24" table:number-columns-repeated="21"/>
          <table:table-cell table:number-columns-repeated="98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5:.AK5];&quot;E&quot;)" office:value-type="float" office:value="7" calcext:value-type="float">
            <text:p>7</text:p>
          </table:table-cell>
          <table:table-cell table:style-name="ce13" table:formula="of:=COUNTIF([.I5:.AK5];&quot;E&quot;)+COUNTIF([.I5:.AK5];&quot;X&quot;)" office:value-type="float" office:value="11" calcext:value-type="float">
            <text:p>11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25"/>
          <table:table-cell table:number-columns-repeated="7" table:style-name="ce25" office:value-type="string" calcext:value-type="string">
            <text:p>e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25" table:number-columns-repeated="17"/>
          <table:table-cell table:number-columns-repeated="98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COUNTIF([.I6:.AK6];&quot;E&quot;)" office:value-type="float" office:value="10" calcext:value-type="float">
            <text:p>10</text:p>
          </table:table-cell>
          <table:table-cell table:style-name="ce13" table:formula="of:=COUNTIF([.I6:.AK6];&quot;E&quot;)+COUNTIF([.I6:.AK6];&quot;X&quot;)" office:value-type="float" office:value="12" calcext:value-type="float">
            <text:p>12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26" table:number-columns-repeated="2"/>
          <table:table-cell table:number-columns-repeated="10" table:style-name="ce26" office:value-type="string" calcext:value-type="string">
            <text:p>e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15"/>
          <table:table-cell table:number-columns-repeated="987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COUNTIF([.I7:.AK7];&quot;E&quot;)" office:value-type="float" office:value="11" calcext:value-type="float">
            <text:p>11</text:p>
          </table:table-cell>
          <table:table-cell table:style-name="ce13" table:formula="of:=COUNTIF([.I7:.AK7];&quot;E&quot;)+COUNTIF([.I7:.AK7];&quot;X&quot;)" office:value-type="float" office:value="14" calcext:value-type="float">
            <text:p>14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27" table:number-columns-repeated="3"/>
          <table:table-cell table:number-columns-repeated="11" table:style-name="ce27" office:value-type="string" calcext:value-type="string">
            <text:p>e</text:p>
          </table:table-cell>
          <table:table-cell table:number-columns-repeated="3" table:style-name="ce27" office:value-type="string" calcext:value-type="string">
            <text:p>x</text:p>
          </table:table-cell>
          <table:table-cell table:style-name="ce27" table:number-columns-repeated="12"/>
          <table:table-cell table:number-columns-repeated="987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8:.AK8];&quot;E&quot;)" office:value-type="float" office:value="13" calcext:value-type="float">
            <text:p>13</text:p>
          </table:table-cell>
          <table:table-cell table:style-name="ce13" table:formula="of:=COUNTIF([.I8:.AK8];&quot;E&quot;)+COUNTIF([.I8:.AK8];&quot;X&quot;)" office:value-type="float" office:value="19" calcext:value-type="float">
            <text:p>19</text:p>
          </table:table-cell>
          <table:table-cell/>
          <table:table-cell table:style-name="ce20" office:value-type="string" calcext:value-type="string">
            <text:p>E</text:p>
          </table:table-cell>
          <table:table-cell table:style-name="ce28" table:number-columns-repeated="4"/>
          <table:table-cell table:number-columns-repeated="13" table:style-name="ce28" office:value-type="string" calcext:value-type="string">
            <text:p>e</text:p>
          </table:table-cell>
          <table:table-cell table:number-columns-repeated="6" table:style-name="ce28" office:value-type="string" calcext:value-type="string">
            <text:p>x</text:p>
          </table:table-cell>
          <table:table-cell table:style-name="ce28" table:number-columns-repeated="6"/>
          <table:table-cell table:number-columns-repeated="987"/>
        </table:table-row>
        <table:table-row table:style-name="ro1">
          <table:table-cell/>
          <table:table-cell table:style-name="ce7" office:value-type="string" calcext:value-type="string">
            <text:p>F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COUNTIF([.I9:.AK9];&quot;E&quot;)" office:value-type="float" office:value="18" calcext:value-type="float">
            <text:p>18</text:p>
          </table:table-cell>
          <table:table-cell table:style-name="ce14" table:formula="of:=COUNTIF([.I9:.AK9];&quot;E&quot;)+COUNTIF([.I9:.AK9];&quot;X&quot;)" office:value-type="float" office:value="22" calcext:value-type="float">
            <text:p>22</text:p>
          </table:table-cell>
          <table:table-cell/>
          <table:table-cell table:style-name="ce21" office:value-type="string" calcext:value-type="string">
            <text:p>F</text:p>
          </table:table-cell>
          <table:table-cell table:style-name="ce28" table:number-columns-repeated="5"/>
          <table:table-cell table:number-columns-repeated="18" table:style-name="ce28" office:value-type="string" calcext:value-type="string">
            <text:p>e</text:p>
          </table:table-cell>
          <table:table-cell table:number-columns-repeated="4" table:style-name="ce32" office:value-type="string" calcext:value-type="string">
            <text:p>x</text:p>
          </table:table-cell>
          <table:table-cell table:style-name="ce28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ce8" table:formula="of:=SUM([.D4:.D9])" office:value-type="float" office:value="27" calcext:value-type="float">
            <text:p>27</text:p>
          </table:table-cell>
          <table:table-cell table:style-name="ce8" table:formula="of:=AVERAGE([.E4:.E9])" office:value-type="float" office:value="9.83333333333333" calcext:value-type="float">
            <text:p>9.83333333333333</text:p>
          </table:table-cell>
          <table:table-cell table:style-name="ce8" table:formula="of:=AVERAGE([.F4:.F9])" office:value-type="float" office:value="14.3333333333333" calcext:value-type="float">
            <text:p>14.3333333333333</text:p>
          </table:table-cell>
          <table:table-cell/>
          <table:table-cell table:style-name="ce22" table:number-columns-repeated="30"/>
          <table:table-cell table:number-columns-repeated="987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9" office:value-type="string" calcext:value-type="string">
            <text:p>LLEGADA</text:p>
          </table:table-cell>
          <table:table-cell table:style-name="ce9" office:value-type="string" calcext:value-type="string">
            <text:p>T. EJECUCIÓN</text:p>
          </table:table-cell>
          <table:table-cell table:style-name="ce9" office:value-type="string" calcext:value-type="string">
            <text:p>T.espera</text:p>
          </table:table-cell>
          <table:table-cell table:style-name="ce12" office:value-type="string" calcext:value-type="string">
            <text:p>T.respuesta</text:p>
          </table:table-cell>
          <table:table-cell/>
          <table:table-cell table:style-name="ce15" office:value-type="string" calcext:value-type="string">
            <text:p>PROCESOS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COUNTIF([.I12:.AK12];&quot;E&quot;)" office:value-type="float" office:value="0" calcext:value-type="float">
            <text:p>0</text:p>
          </table:table-cell>
          <table:table-cell table:style-name="ce13" table:formula="of:=COUNTIF([.I12:.AK12];&quot;E&quot;)+COUNTIF([.I12:.AK12];&quot;X&quot;)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A</text:p>
          </table:table-cell>
          <table:table-cell table:number-columns-repeated="5" table:style-name="ce24" office:value-type="string" calcext:value-type="string">
            <text:p>x</text:p>
          </table:table-cell>
          <table:table-cell table:style-name="ce24" table:number-columns-repeated="24"/>
          <table:table-cell table:number-columns-repeated="98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13:.AK13];&quot;E&quot;)" office:value-type="float" office:value="4" calcext:value-type="float">
            <text:p>4</text:p>
          </table:table-cell>
          <table:table-cell table:style-name="ce13" table:formula="of:=COUNTIF([.I13:.AK13];&quot;E&quot;)+COUNTIF([.I13:.AK13];&quot;X&quot;)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25"/>
          <table:table-cell table:number-columns-repeated="4" table:style-name="ce25" office:value-type="string" calcext:value-type="string">
            <text:p>e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25" table:number-columns-repeated="20"/>
          <table:table-cell table:number-columns-repeated="98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COUNTIF([.I14:.AK14];&quot;E&quot;)" office:value-type="float" office:value="7" calcext:value-type="float">
            <text:p>7</text:p>
          </table:table-cell>
          <table:table-cell table:style-name="ce13" table:formula="of:=COUNTIF([.I14:.AK14];&quot;E&quot;)+COUNTIF([.I14:.AK14];&quot;X&quot;)" office:value-type="float" office:value="9" calcext:value-type="float">
            <text:p>9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26" table:number-columns-repeated="2"/>
          <table:table-cell table:number-columns-repeated="7" table:style-name="ce26" office:value-type="string" calcext:value-type="string">
            <text:p>e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18"/>
          <table:table-cell table:number-columns-repeated="987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15:.AK15];&quot;E&quot;)" office:value-type="float" office:value="8" calcext:value-type="float">
            <text:p>8</text:p>
          </table:table-cell>
          <table:table-cell table:style-name="ce13" table:formula="of:=COUNTIF([.I15:.AK15];&quot;E&quot;)+COUNTIF([.I15:.AK15];&quot;X&quot;)" office:value-type="float" office:value="14" calcext:value-type="float">
            <text:p>14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27" table:number-columns-repeated="3"/>
          <table:table-cell table:number-columns-repeated="8" table:style-name="ce27" office:value-type="string" calcext:value-type="string">
            <text:p>e</text:p>
          </table:table-cell>
          <table:table-cell table:number-columns-repeated="6" table:style-name="ce27" office:value-type="string" calcext:value-type="string">
            <text:p>x</text:p>
          </table:table-cell>
          <table:table-cell table:style-name="ce27" table:number-columns-repeated="12"/>
          <table:table-cell table:number-columns-repeated="987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COUNTIF([.I16:.AK16];&quot;E&quot;)" office:value-type="float" office:value="13" calcext:value-type="float">
            <text:p>13</text:p>
          </table:table-cell>
          <table:table-cell table:style-name="ce13" table:formula="of:=COUNTIF([.I16:.AK16];&quot;E&quot;)+COUNTIF([.I16:.AK16];&quot;X&quot;)" office:value-type="float" office:value="16" calcext:value-type="float">
            <text:p>16</text:p>
          </table:table-cell>
          <table:table-cell/>
          <table:table-cell table:style-name="ce20" office:value-type="string" calcext:value-type="string">
            <text:p>E</text:p>
          </table:table-cell>
          <table:table-cell table:style-name="ce28" table:number-columns-repeated="4"/>
          <table:table-cell table:number-columns-repeated="13" table:style-name="ce28" office:value-type="string" calcext:value-type="string">
            <text:p>e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 table:number-columns-repeated="9"/>
          <table:table-cell table:number-columns-repeated="987"/>
        </table:table-row>
        <table:table-row table:style-name="ro1">
          <table:table-cell/>
          <table:table-cell table:style-name="ce7" office:value-type="string" calcext:value-type="string">
            <text:p>F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COUNTIF([.I17:.AK17];&quot;E&quot;)" office:value-type="float" office:value="15" calcext:value-type="float">
            <text:p>15</text:p>
          </table:table-cell>
          <table:table-cell table:style-name="ce14" table:formula="of:=COUNTIF([.I17:.AK17];&quot;E&quot;)+COUNTIF([.I17:.AK17];&quot;X&quot;)" office:value-type="float" office:value="19" calcext:value-type="float">
            <text:p>19</text:p>
          </table:table-cell>
          <table:table-cell/>
          <table:table-cell table:style-name="ce21" office:value-type="string" calcext:value-type="string">
            <text:p>F</text:p>
          </table:table-cell>
          <table:table-cell table:style-name="ce28" table:number-columns-repeated="5"/>
          <table:table-cell table:number-columns-repeated="15" table:style-name="ce28" office:value-type="string" calcext:value-type="string">
            <text:p>e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 table:number-columns-repeated="5"/>
          <table:table-cell table:number-columns-repeated="987"/>
        </table:table-row>
        <table:table-row table:style-name="ro1">
          <table:table-cell table:number-columns-repeated="3"/>
          <table:table-cell table:style-name="ce8" table:formula="of:=SUM([.D12:.D17])" office:value-type="float" office:value="24" calcext:value-type="float">
            <text:p>24</text:p>
          </table:table-cell>
          <table:table-cell table:style-name="ce8" table:formula="of:=AVERAGE([.E12:.E17])" office:value-type="float" office:value="7.83333333333333" calcext:value-type="float">
            <text:p>7.83333333333333</text:p>
          </table:table-cell>
          <table:table-cell table:style-name="ce8" table:formula="of:=AVERAGE([.F12:.F17])" office:value-type="float" office:value="11.8333333333333" calcext:value-type="float">
            <text:p>11.8333333333333</text:p>
          </table:table-cell>
          <table:table-cell/>
          <table:table-cell table:style-name="ce22" table:number-columns-repeated="30"/>
          <table:table-cell table:number-columns-repeated="987"/>
        </table:table-row>
        <table:table-row table:style-name="ro1">
          <table:table-cell table:number-columns-repeated="7"/>
          <table:table-cell table:style-name="ce22" table:number-columns-repeated="30"/>
          <table:table-cell table:number-columns-repeated="987"/>
        </table:table-row>
        <table:table-row table:style-name="ro1">
          <table:table-cell table:number-columns-repeated="8"/>
          <table:table-cell table:style-name="ce23" office:value-type="string" calcext:value-type="string" table:number-columns-spanned="21" table:number-rows-spanned="1">
            <text:p>ALGORITMO SJF: PRIMERO EL MÁS CORTO</text:p>
          </table:table-cell>
          <table:covered-table-cell table:number-columns-repeated="20" table:style-name="ce29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9" office:value-type="string" calcext:value-type="string">
            <text:p>LLEGADA</text:p>
          </table:table-cell>
          <table:table-cell table:style-name="ce9" office:value-type="string" calcext:value-type="string">
            <text:p>T. EJECUCIÓN</text:p>
          </table:table-cell>
          <table:table-cell table:style-name="ce9" office:value-type="string" calcext:value-type="string">
            <text:p>T.espera</text:p>
          </table:table-cell>
          <table:table-cell table:style-name="ce12" office:value-type="string" calcext:value-type="string">
            <text:p>T.respuesta</text:p>
          </table:table-cell>
          <table:table-cell/>
          <table:table-cell table:style-name="ce15" office:value-type="string" calcext:value-type="string">
            <text:p>PROCESOS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COUNTIF([.I23:.AK23];&quot;E&quot;)" office:value-type="float" office:value="0" calcext:value-type="float">
            <text:p>0</text:p>
          </table:table-cell>
          <table:table-cell table:style-name="ce13" table:formula="of:=COUNTIF([.I23:.AK23];&quot;E&quot;)+COUNTIF([.I23:.AK23];&quot;X&quot;)"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A</text:p>
          </table:table-cell>
          <table:table-cell table:number-columns-repeated="8" table:style-name="ce24" office:value-type="string" calcext:value-type="string">
            <text:p>x</text:p>
          </table:table-cell>
          <table:table-cell table:style-name="ce24" table:number-columns-repeated="21"/>
          <table:table-cell table:number-columns-repeated="98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24:.AK24];&quot;E&quot;)" office:value-type="float" office:value="12" calcext:value-type="float">
            <text:p>12</text:p>
          </table:table-cell>
          <table:table-cell table:style-name="ce13" table:formula="of:=COUNTIF([.I24:.AK24];&quot;E&quot;)+COUNTIF([.I24:.AK24];&quot;X&quot;)" office:value-type="float" office:value="16" calcext:value-type="float">
            <text:p>16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25"/>
          <table:table-cell table:number-columns-repeated="12" table:style-name="ce25" office:value-type="string" calcext:value-type="string">
            <text:p>e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25" table:number-columns-repeated="12"/>
          <table:table-cell table:number-columns-repeated="98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COUNTIF([.I25:.AK25];&quot;E&quot;)" office:value-type="float" office:value="6" calcext:value-type="float">
            <text:p>6</text:p>
          </table:table-cell>
          <table:table-cell table:style-name="ce13" table:formula="of:=COUNTIF([.I25:.AK25];&quot;E&quot;)+COUNTIF([.I25:.AK25];&quot;X&quot;)" office:value-type="float" office:value="8" calcext:value-type="float">
            <text:p>8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26" table:number-columns-repeated="2"/>
          <table:table-cell table:number-columns-repeated="6" table:style-name="ce26" office:value-type="string" calcext:value-type="string">
            <text:p>e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19"/>
          <table:table-cell table:number-columns-repeated="987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COUNTIF([.I26:.AK26];&quot;E&quot;)" office:value-type="float" office:value="7" calcext:value-type="float">
            <text:p>7</text:p>
          </table:table-cell>
          <table:table-cell table:style-name="ce13" table:formula="of:=COUNTIF([.I26:.AK26];&quot;E&quot;)+COUNTIF([.I26:.AK26];&quot;X&quot;)" office:value-type="float" office:value="10" calcext:value-type="float">
            <text:p>10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27" table:number-columns-repeated="3"/>
          <table:table-cell table:number-columns-repeated="7" table:style-name="ce27" office:value-type="string" calcext:value-type="string">
            <text:p>e</text:p>
          </table:table-cell>
          <table:table-cell table:number-columns-repeated="3" table:style-name="ce27" office:value-type="string" calcext:value-type="string">
            <text:p>x</text:p>
          </table:table-cell>
          <table:table-cell table:style-name="ce27" table:number-columns-repeated="16"/>
          <table:table-cell table:number-columns-repeated="987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27:.AK27];&quot;E&quot;)" office:value-type="float" office:value="17" calcext:value-type="float">
            <text:p>17</text:p>
          </table:table-cell>
          <table:table-cell table:style-name="ce13" table:formula="of:=COUNTIF([.I27:.AK27];&quot;E&quot;)+COUNTIF([.I27:.AK27];&quot;X&quot;)" office:value-type="float" office:value="23" calcext:value-type="float">
            <text:p>23</text:p>
          </table:table-cell>
          <table:table-cell/>
          <table:table-cell table:style-name="ce20" office:value-type="string" calcext:value-type="string">
            <text:p>E</text:p>
          </table:table-cell>
          <table:table-cell table:style-name="ce28" table:number-columns-repeated="4"/>
          <table:table-cell table:number-columns-repeated="17" table:style-name="ce28" office:value-type="string" calcext:value-type="string">
            <text:p>e</text:p>
          </table:table-cell>
          <table:table-cell table:number-columns-repeated="6" table:style-name="ce28" office:value-type="string" calcext:value-type="string">
            <text:p>x</text:p>
          </table:table-cell>
          <table:table-cell table:style-name="ce28" table:number-columns-repeated="2"/>
          <table:table-cell table:number-columns-repeated="987"/>
        </table:table-row>
        <table:table-row table:style-name="ro1">
          <table:table-cell/>
          <table:table-cell table:style-name="ce7" office:value-type="string" calcext:value-type="string">
            <text:p>F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COUNTIF([.I28:.AK28];&quot;E&quot;)" office:value-type="float" office:value="12" calcext:value-type="float">
            <text:p>12</text:p>
          </table:table-cell>
          <table:table-cell table:style-name="ce14" table:formula="of:=COUNTIF([.I28:.AK28];&quot;E&quot;)+COUNTIF([.I28:.AK28];&quot;X&quot;)" office:value-type="float" office:value="16" calcext:value-type="float">
            <text:p>16</text:p>
          </table:table-cell>
          <table:table-cell/>
          <table:table-cell table:style-name="ce21" office:value-type="string" calcext:value-type="string">
            <text:p>F</text:p>
          </table:table-cell>
          <table:table-cell table:style-name="ce28" table:number-columns-repeated="5"/>
          <table:table-cell table:number-columns-repeated="12" table:style-name="ce28" office:value-type="string" calcext:value-type="string">
            <text:p>e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 table:number-columns-repeated="8"/>
          <table:table-cell table:number-columns-repeated="987"/>
        </table:table-row>
        <table:table-row table:style-name="ro1">
          <table:table-cell/>
          <table:table-cell table:style-name="ce8" table:number-columns-repeated="2"/>
          <table:table-cell table:style-name="ce8" table:formula="of:=SUM([.D23:.D28])" office:value-type="float" office:value="27" calcext:value-type="float">
            <text:p>27</text:p>
          </table:table-cell>
          <table:table-cell table:style-name="ce8" table:formula="of:=AVERAGE([.E23:.E28])" office:value-type="float" office:value="9" calcext:value-type="float">
            <text:p>9</text:p>
          </table:table-cell>
          <table:table-cell table:style-name="ce8" table:formula="of:=AVERAGE([.F23:.F28])" office:value-type="float" office:value="13.5" calcext:value-type="float">
            <text:p>13.5</text:p>
          </table:table-cell>
          <table:table-cell/>
          <table:table-cell table:style-name="ce22" table:number-columns-repeated="30"/>
          <table:table-cell table:number-columns-repeated="987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9" office:value-type="string" calcext:value-type="string">
            <text:p>LLEGADA</text:p>
          </table:table-cell>
          <table:table-cell table:style-name="ce9" office:value-type="string" calcext:value-type="string">
            <text:p>T. EJECUCIÓN</text:p>
          </table:table-cell>
          <table:table-cell table:style-name="ce9" office:value-type="string" calcext:value-type="string">
            <text:p>T.espera</text:p>
          </table:table-cell>
          <table:table-cell table:style-name="ce12" office:value-type="string" calcext:value-type="string">
            <text:p>T.respuesta</text:p>
          </table:table-cell>
          <table:table-cell/>
          <table:table-cell table:style-name="ce15" office:value-type="string" calcext:value-type="string">
            <text:p>PROCESOS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COUNTIF([.I31:.AK31];&quot;E&quot;)" office:value-type="float" office:value="0" calcext:value-type="float">
            <text:p>0</text:p>
          </table:table-cell>
          <table:table-cell table:style-name="ce13" table:formula="of:=COUNTIF([.I31:.AK31];&quot;E&quot;)+COUNTIF([.I31:.AK31];&quot;X&quot;)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A</text:p>
          </table:table-cell>
          <table:table-cell table:number-columns-repeated="5" table:style-name="ce24" office:value-type="string" calcext:value-type="string">
            <text:p>x</text:p>
          </table:table-cell>
          <table:table-cell table:style-name="ce24" table:number-columns-repeated="24"/>
          <table:table-cell table:number-columns-repeated="98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32:.AK32];&quot;E&quot;)" office:value-type="float" office:value="9" calcext:value-type="float">
            <text:p>9</text:p>
          </table:table-cell>
          <table:table-cell table:style-name="ce13" table:formula="of:=COUNTIF([.I32:.AK32];&quot;E&quot;)+COUNTIF([.I32:.AK32];&quot;X&quot;)" office:value-type="float" office:value="13" calcext:value-type="float">
            <text:p>13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25"/>
          <table:table-cell table:number-columns-repeated="9" table:style-name="ce25" office:value-type="string" calcext:value-type="string">
            <text:p>e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25" table:number-columns-repeated="15"/>
          <table:table-cell table:number-columns-repeated="98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COUNTIF([.I33:.AK33];&quot;E&quot;)" office:value-type="float" office:value="3" calcext:value-type="float">
            <text:p>3</text:p>
          </table:table-cell>
          <table:table-cell table:style-name="ce13" table:formula="of:=COUNTIF([.I33:.AK33];&quot;E&quot;)+COUNTIF([.I33:.AK33];&quot;X&quot;)" office:value-type="float" office:value="5" calcext:value-type="float">
            <text:p>5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26" table:number-columns-repeated="2"/>
          <table:table-cell table:number-columns-repeated="3" table:style-name="ce26" office:value-type="string" calcext:value-type="string">
            <text:p>e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22"/>
          <table:table-cell table:number-columns-repeated="987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34:.AK34];&quot;E&quot;)" office:value-type="float" office:value="15" calcext:value-type="float">
            <text:p>15</text:p>
          </table:table-cell>
          <table:table-cell table:style-name="ce13" table:formula="of:=COUNTIF([.I34:.AK34];&quot;E&quot;)+COUNTIF([.I34:.AK34];&quot;X&quot;)" office:value-type="float" office:value="21" calcext:value-type="float">
            <text:p>21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27" table:number-columns-repeated="3"/>
          <table:table-cell table:number-columns-repeated="15" table:style-name="ce27" office:value-type="string" calcext:value-type="string">
            <text:p>e</text:p>
          </table:table-cell>
          <table:table-cell table:number-columns-repeated="6" table:style-name="ce27" office:value-type="string" calcext:value-type="string">
            <text:p>x</text:p>
          </table:table-cell>
          <table:table-cell table:style-name="ce27" table:number-columns-repeated="5"/>
          <table:table-cell table:number-columns-repeated="987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COUNTIF([.I35:.AK35];&quot;E&quot;)" office:value-type="float" office:value="3" calcext:value-type="float">
            <text:p>3</text:p>
          </table:table-cell>
          <table:table-cell table:style-name="ce13" table:formula="of:=COUNTIF([.I35:.AK35];&quot;E&quot;)+COUNTIF([.I35:.AK35];&quot;X&quot;)" office:value-type="float" office:value="6" calcext:value-type="float">
            <text:p>6</text:p>
          </table:table-cell>
          <table:table-cell/>
          <table:table-cell table:style-name="ce20" office:value-type="string" calcext:value-type="string">
            <text:p>E</text:p>
          </table:table-cell>
          <table:table-cell table:style-name="ce28" table:number-columns-repeated="4"/>
          <table:table-cell table:number-columns-repeated="3" table:style-name="ce28" office:value-type="string" calcext:value-type="string">
            <text:p>e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 table:number-columns-repeated="19"/>
          <table:table-cell table:number-columns-repeated="987"/>
        </table:table-row>
        <table:table-row table:style-name="ro1">
          <table:table-cell/>
          <table:table-cell table:style-name="ce7" office:value-type="string" calcext:value-type="string">
            <text:p>F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COUNTIF([.I36:.AK36];&quot;E&quot;)" office:value-type="float" office:value="9" calcext:value-type="float">
            <text:p>9</text:p>
          </table:table-cell>
          <table:table-cell table:style-name="ce14" table:formula="of:=COUNTIF([.I36:.AK36];&quot;E&quot;)+COUNTIF([.I36:.AK36];&quot;X&quot;)" office:value-type="float" office:value="13" calcext:value-type="float">
            <text:p>13</text:p>
          </table:table-cell>
          <table:table-cell/>
          <table:table-cell table:style-name="ce21" office:value-type="string" calcext:value-type="string">
            <text:p>F</text:p>
          </table:table-cell>
          <table:table-cell table:style-name="ce28" table:number-columns-repeated="5"/>
          <table:table-cell table:number-columns-repeated="9" table:style-name="ce28" office:value-type="string" calcext:value-type="string">
            <text:p>e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 table:number-columns-repeated="11"/>
          <table:table-cell table:number-columns-repeated="987"/>
        </table:table-row>
        <table:table-row table:style-name="ro1">
          <table:table-cell/>
          <table:table-cell table:style-name="ce8" table:number-columns-repeated="2"/>
          <table:table-cell table:style-name="ce8" table:formula="of:=SUM([.D31:.D36])" office:value-type="float" office:value="24" calcext:value-type="float">
            <text:p>24</text:p>
          </table:table-cell>
          <table:table-cell table:style-name="ce8" table:formula="of:=AVERAGE([.E31:.E36])" office:value-type="float" office:value="6.5" calcext:value-type="float">
            <text:p>6.5</text:p>
          </table:table-cell>
          <table:table-cell table:style-name="ce8" table:formula="of:=AVERAGE([.F31:.F36])" office:value-type="float" office:value="10.5" calcext:value-type="float">
            <text:p>10.5</text:p>
          </table:table-cell>
          <table:table-cell/>
          <table:table-cell table:style-name="ce22" table:number-columns-repeated="30"/>
          <table:table-cell table:number-columns-repeated="98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23" office:value-type="string" calcext:value-type="string" table:number-columns-spanned="21" table:number-rows-spanned="1">
            <text:p>SRTF: PRIMERO EL DE TIEMPO RESTANTE MÁS CORTO</text:p>
          </table:table-cell>
          <table:covered-table-cell table:number-columns-repeated="20" table:style-name="ce29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9" office:value-type="string" calcext:value-type="string">
            <text:p>LLEGADA</text:p>
          </table:table-cell>
          <table:table-cell table:style-name="ce9" office:value-type="string" calcext:value-type="string">
            <text:p>T. EJECUCIÓN</text:p>
          </table:table-cell>
          <table:table-cell table:style-name="ce9" office:value-type="string" calcext:value-type="string">
            <text:p>T.espera</text:p>
          </table:table-cell>
          <table:table-cell table:style-name="ce12" office:value-type="string" calcext:value-type="string">
            <text:p>T.respuesta</text:p>
          </table:table-cell>
          <table:table-cell/>
          <table:table-cell table:style-name="ce15" office:value-type="string" calcext:value-type="string">
            <text:p>PROCESOS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COUNTIF([.I43:.AK43];&quot;E&quot;)" office:value-type="float" office:value="19" calcext:value-type="float">
            <text:p>19</text:p>
          </table:table-cell>
          <table:table-cell table:style-name="ce13" table:formula="of:=COUNTIF([.I43:.AK43];&quot;E&quot;)+COUNTIF([.I43:.AK43];&quot;X&quot;)" office:value-type="float" office:value="27" calcext:value-type="float">
            <text:p>27</text:p>
          </table:table-cell>
          <table:table-cell/>
          <table:table-cell table:style-name="ce16" office:value-type="string" calcext:value-type="string">
            <text:p>A</text:p>
          </table:table-cell>
          <table:table-cell table:style-name="ce24" office:value-type="string" calcext:value-type="string">
            <text:p>x</text:p>
          </table:table-cell>
          <table:table-cell table:number-columns-repeated="19" table:style-name="ce24" office:value-type="string" calcext:value-type="string">
            <text:p>e</text:p>
          </table:table-cell>
          <table:table-cell table:number-columns-repeated="7" table:style-name="ce24" office:value-type="string" calcext:value-type="string">
            <text:p>x</text:p>
          </table:table-cell>
          <table:table-cell table:style-name="ce24" table:number-columns-repeated="2"/>
          <table:table-cell table:number-columns-repeated="98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44:.AK44];&quot;E&quot;)" office:value-type="float" office:value="2" calcext:value-type="float">
            <text:p>2</text:p>
          </table:table-cell>
          <table:table-cell table:style-name="ce13" table:formula="of:=COUNTIF([.I44:.AK44];&quot;E&quot;)+COUNTIF([.I44:.AK44];&quot;X&quot;)" office:value-type="float" office:value="6" calcext:value-type="float">
            <text:p>6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e</text:p>
          </table:table-cell>
          <table:table-cell table:number-columns-repeated="3" table:style-name="ce25" office:value-type="string" calcext:value-type="string">
            <text:p>x</text:p>
          </table:table-cell>
          <table:table-cell table:style-name="ce25" table:number-columns-repeated="22"/>
          <table:table-cell table:number-columns-repeated="98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COUNTIF([.I45:.AK45];&quot;E&quot;)" office:value-type="float" office:value="0" calcext:value-type="float">
            <text:p>0</text:p>
          </table:table-cell>
          <table:table-cell table:style-name="ce13" table:formula="of:=COUNTIF([.I45:.AK45];&quot;E&quot;)+COUNTIF([.I45:.AK45];&quot;X&quot;)"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26" table:number-columns-repeated="2"/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25"/>
          <table:table-cell table:number-columns-repeated="987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COUNTIF([.I46:.AK46];&quot;E&quot;)" office:value-type="float" office:value="4" calcext:value-type="float">
            <text:p>4</text:p>
          </table:table-cell>
          <table:table-cell table:style-name="ce13" table:formula="of:=COUNTIF([.I46:.AK46];&quot;E&quot;)+COUNTIF([.I46:.AK46];&quot;X&quot;)" office:value-type="float" office:value="7" calcext:value-type="float">
            <text:p>7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27" table:number-columns-repeated="3"/>
          <table:table-cell table:number-columns-repeated="4" table:style-name="ce27" office:value-type="string" calcext:value-type="string">
            <text:p>e</text:p>
          </table:table-cell>
          <table:table-cell table:number-columns-repeated="3" table:style-name="ce27" office:value-type="string" calcext:value-type="string">
            <text:p>x</text:p>
          </table:table-cell>
          <table:table-cell table:style-name="ce27" table:number-columns-repeated="19"/>
          <table:table-cell table:number-columns-repeated="987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47:.AK47];&quot;E&quot;)" office:value-type="float" office:value="10" calcext:value-type="float">
            <text:p>10</text:p>
          </table:table-cell>
          <table:table-cell table:style-name="ce13" table:formula="of:=COUNTIF([.I47:.AK47];&quot;E&quot;)+COUNTIF([.I47:.AK47];&quot;X&quot;)" office:value-type="float" office:value="16" calcext:value-type="float">
            <text:p>16</text:p>
          </table:table-cell>
          <table:table-cell/>
          <table:table-cell table:style-name="ce20" office:value-type="string" calcext:value-type="string">
            <text:p>E</text:p>
          </table:table-cell>
          <table:table-cell table:style-name="ce28" table:number-columns-repeated="4"/>
          <table:table-cell table:number-columns-repeated="10" table:style-name="ce28" office:value-type="string" calcext:value-type="string">
            <text:p>e</text:p>
          </table:table-cell>
          <table:table-cell table:number-columns-repeated="6" table:style-name="ce28" office:value-type="string" calcext:value-type="string">
            <text:p>x</text:p>
          </table:table-cell>
          <table:table-cell table:style-name="ce28" table:number-columns-repeated="9"/>
          <table:table-cell table:number-columns-repeated="987"/>
        </table:table-row>
        <table:table-row table:style-name="ro1">
          <table:table-cell/>
          <table:table-cell table:style-name="ce7" office:value-type="string" calcext:value-type="string">
            <text:p>F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COUNTIF([.I48:.AK48];&quot;E&quot;)" office:value-type="float" office:value="5" calcext:value-type="float">
            <text:p>5</text:p>
          </table:table-cell>
          <table:table-cell table:style-name="ce14" table:formula="of:=COUNTIF([.I48:.AK48];&quot;E&quot;)+COUNTIF([.I48:.AK48];&quot;X&quot;)" office:value-type="float" office:value="9" calcext:value-type="float">
            <text:p>9</text:p>
          </table:table-cell>
          <table:table-cell/>
          <table:table-cell table:style-name="ce21" office:value-type="string" calcext:value-type="string">
            <text:p>F</text:p>
          </table:table-cell>
          <table:table-cell table:style-name="ce28" table:number-columns-repeated="5"/>
          <table:table-cell table:number-columns-repeated="5" table:style-name="ce28" office:value-type="string" calcext:value-type="string">
            <text:p>e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 table:number-columns-repeated="15"/>
          <table:table-cell table:number-columns-repeated="987"/>
        </table:table-row>
        <table:table-row table:style-name="ro1">
          <table:table-cell/>
          <table:table-cell table:style-name="ce8" table:number-columns-repeated="2"/>
          <table:table-cell table:style-name="ce8" table:formula="of:=SUM([.D43:.D48])" office:value-type="float" office:value="27" calcext:value-type="float">
            <text:p>27</text:p>
          </table:table-cell>
          <table:table-cell table:style-name="ce8" table:formula="of:=AVERAGE([.E43:.E48])" office:value-type="float" office:value="6.66666666666667" calcext:value-type="float">
            <text:p>6.66666666666667</text:p>
          </table:table-cell>
          <table:table-cell table:style-name="ce8" table:formula="of:=AVERAGE([.F43:.F48])" office:value-type="float" office:value="11.1666666666667" calcext:value-type="float">
            <text:p>11.1666666666667</text:p>
          </table:table-cell>
          <table:table-cell/>
          <table:table-cell table:style-name="ce22" table:number-columns-repeated="30"/>
          <table:table-cell table:number-columns-repeated="987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9" office:value-type="string" calcext:value-type="string">
            <text:p>LLEGADA</text:p>
          </table:table-cell>
          <table:table-cell table:style-name="ce9" office:value-type="string" calcext:value-type="string">
            <text:p>T. EJECUCIÓN</text:p>
          </table:table-cell>
          <table:table-cell table:style-name="ce9" office:value-type="string" calcext:value-type="string">
            <text:p>T.espera</text:p>
          </table:table-cell>
          <table:table-cell table:style-name="ce12" office:value-type="string" calcext:value-type="string">
            <text:p>T.respuesta</text:p>
          </table:table-cell>
          <table:table-cell/>
          <table:table-cell table:style-name="ce15" office:value-type="string" calcext:value-type="string">
            <text:p>PROCESOS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COUNTIF([.I51:.AK51];&quot;E&quot;)" office:value-type="float" office:value="2" calcext:value-type="float">
            <text:p>2</text:p>
          </table:table-cell>
          <table:table-cell table:style-name="ce13" table:formula="of:=COUNTIF([.I51:.AK51];&quot;E&quot;)+COUNTIF([.I51:.AK51];&quot;X&quot;)" office:value-type="float" office:value="7" calcext:value-type="float">
            <text:p>7</text:p>
          </table:table-cell>
          <table:table-cell/>
          <table:table-cell table:style-name="ce16" office:value-type="string" calcext:value-type="string">
            <text:p>A</text:p>
          </table:table-cell>
          <table:table-cell table:number-columns-repeated="2" table:style-name="ce24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e</text:p>
          </table:table-cell>
          <table:table-cell table:number-columns-repeated="3" table:style-name="ce24" office:value-type="string" calcext:value-type="string">
            <text:p>x</text:p>
          </table:table-cell>
          <table:table-cell table:style-name="ce24" table:number-columns-repeated="22"/>
          <table:table-cell table:number-columns-repeated="98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52:.AK52];&quot;E&quot;)" office:value-type="float" office:value="9" calcext:value-type="float">
            <text:p>9</text:p>
          </table:table-cell>
          <table:table-cell table:style-name="ce13" table:formula="of:=COUNTIF([.I52:.AK52];&quot;E&quot;)+COUNTIF([.I52:.AK52];&quot;X&quot;)" office:value-type="float" office:value="13" calcext:value-type="float">
            <text:p>13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25"/>
          <table:table-cell table:number-columns-repeated="9" table:style-name="ce25" office:value-type="string" calcext:value-type="string">
            <text:p>e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25" table:number-columns-repeated="15"/>
          <table:table-cell table:number-columns-repeated="98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COUNTIF([.I53:.AK53];&quot;E&quot;)" office:value-type="float" office:value="0" calcext:value-type="float">
            <text:p>0</text:p>
          </table:table-cell>
          <table:table-cell table:style-name="ce13" table:formula="of:=COUNTIF([.I53:.AK53];&quot;E&quot;)+COUNTIF([.I53:.AK53];&quot;X&quot;)"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26" table:number-columns-repeated="2"/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25"/>
          <table:table-cell table:number-columns-repeated="987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54:.AK54];&quot;E&quot;)" office:value-type="float" office:value="15" calcext:value-type="float">
            <text:p>15</text:p>
          </table:table-cell>
          <table:table-cell table:style-name="ce13" table:formula="of:=COUNTIF([.I54:.AK54];&quot;E&quot;)+COUNTIF([.I54:.AK54];&quot;X&quot;)" office:value-type="float" office:value="21" calcext:value-type="float">
            <text:p>21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27" table:number-columns-repeated="3"/>
          <table:table-cell table:number-columns-repeated="15" table:style-name="ce27" office:value-type="string" calcext:value-type="string">
            <text:p>e</text:p>
          </table:table-cell>
          <table:table-cell table:number-columns-repeated="6" table:style-name="ce27" office:value-type="string" calcext:value-type="string">
            <text:p>x</text:p>
          </table:table-cell>
          <table:table-cell table:style-name="ce27" table:number-columns-repeated="5"/>
          <table:table-cell table:number-columns-repeated="987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COUNTIF([.I55:.AK55];&quot;E&quot;)" office:value-type="float" office:value="3" calcext:value-type="float">
            <text:p>3</text:p>
          </table:table-cell>
          <table:table-cell table:style-name="ce13" table:formula="of:=COUNTIF([.I55:.AK55];&quot;E&quot;)+COUNTIF([.I55:.AK55];&quot;X&quot;)" office:value-type="float" office:value="6" calcext:value-type="float">
            <text:p>6</text:p>
          </table:table-cell>
          <table:table-cell/>
          <table:table-cell table:style-name="ce20" office:value-type="string" calcext:value-type="string">
            <text:p>E</text:p>
          </table:table-cell>
          <table:table-cell table:style-name="ce28" table:number-columns-repeated="4"/>
          <table:table-cell table:number-columns-repeated="3" table:style-name="ce28" office:value-type="string" calcext:value-type="string">
            <text:p>e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 table:number-columns-repeated="19"/>
          <table:table-cell table:number-columns-repeated="987"/>
        </table:table-row>
        <table:table-row table:style-name="ro1">
          <table:table-cell/>
          <table:table-cell table:style-name="ce7" office:value-type="string" calcext:value-type="string">
            <text:p>F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COUNTIF([.I56:.AK56];&quot;E&quot;)" office:value-type="float" office:value="9" calcext:value-type="float">
            <text:p>9</text:p>
          </table:table-cell>
          <table:table-cell table:style-name="ce14" table:formula="of:=COUNTIF([.I56:.AK56];&quot;E&quot;)+COUNTIF([.I56:.AK56];&quot;X&quot;)" office:value-type="float" office:value="13" calcext:value-type="float">
            <text:p>13</text:p>
          </table:table-cell>
          <table:table-cell/>
          <table:table-cell table:style-name="ce21" office:value-type="string" calcext:value-type="string">
            <text:p>F</text:p>
          </table:table-cell>
          <table:table-cell table:style-name="ce28" table:number-columns-repeated="5"/>
          <table:table-cell table:number-columns-repeated="9" table:style-name="ce28" office:value-type="string" calcext:value-type="string">
            <text:p>e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 table:number-columns-repeated="11"/>
          <table:table-cell table:number-columns-repeated="987"/>
        </table:table-row>
        <table:table-row table:style-name="ro1">
          <table:table-cell/>
          <table:table-cell table:style-name="ce8" table:number-columns-repeated="2"/>
          <table:table-cell table:style-name="ce8" table:formula="of:=SUM([.D51:.D56])" office:value-type="float" office:value="24" calcext:value-type="float">
            <text:p>24</text:p>
          </table:table-cell>
          <table:table-cell table:style-name="ce8" table:formula="of:=AVERAGE([.E51:.E56])" office:value-type="float" office:value="6.33333333333333" calcext:value-type="float">
            <text:p>6.33333333333333</text:p>
          </table:table-cell>
          <table:table-cell table:style-name="ce8" table:formula="of:=AVERAGE([.F51:.F56])" office:value-type="float" office:value="10.3333333333333" calcext:value-type="float">
            <text:p>10.3333333333333</text:p>
          </table:table-cell>
          <table:table-cell/>
          <table:table-cell table:style-name="ce22" table:number-columns-repeated="30"/>
          <table:table-cell table:number-columns-repeated="987"/>
        </table:table-row>
        <table:table-row table:style-name="ro1" table:number-rows-repeated="94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ráctica 1'.I4:'Práctica 1'.AK4 'Práctica 1'.I12:'Práctica 1'.AK12 'Práctica 1'.I23:'Práctica 1'.AK23 'Práctica 1'.I31:'Práctica 1'.AK31 'Práctica 1'.I43:'Práctica 1'.AK43 'Práctica 1'.I51:'Práctica 1'.AK51">
            <calcext:condition calcext:apply-style-name="ConditionalStyle_1" calcext:value="=&quot;X&quot;" calcext:base-cell-address="'Práctica 1'.I4"/>
          </calcext:conditional-format>
          <calcext:conditional-format calcext:target-range-address="'Práctica 1'.I4:'Práctica 1'.AK4 'Práctica 1'.I12:'Práctica 1'.AK12 'Práctica 1'.I23:'Práctica 1'.AK23 'Práctica 1'.I31:'Práctica 1'.AK31 'Práctica 1'.I43:'Práctica 1'.AK43 'Práctica 1'.I51:'Práctica 1'.AK51">
            <calcext:condition calcext:apply-style-name="ConditionalStyle_2" calcext:value="=&quot;E&quot;" calcext:base-cell-address="'Práctica 1'.I4"/>
          </calcext:conditional-format>
          <calcext:conditional-format calcext:target-range-address="'Práctica 1'.I5:'Práctica 1'.AK5 'Práctica 1'.I13:'Práctica 1'.AK13 'Práctica 1'.I24:'Práctica 1'.AK24 'Práctica 1'.I32:'Práctica 1'.AK32 'Práctica 1'.I44:'Práctica 1'.AK44 'Práctica 1'.I52:'Práctica 1'.AK52">
            <calcext:condition calcext:apply-style-name="ConditionalStyle_2" calcext:value="=&quot;E&quot;" calcext:base-cell-address="'Práctica 1'.I5"/>
          </calcext:conditional-format>
          <calcext:conditional-format calcext:target-range-address="'Práctica 1'.I5:'Práctica 1'.AK5 'Práctica 1'.I13:'Práctica 1'.AK13 'Práctica 1'.I24:'Práctica 1'.AK24 'Práctica 1'.I32:'Práctica 1'.AK32 'Práctica 1'.I44:'Práctica 1'.AK44 'Práctica 1'.I52:'Práctica 1'.AK52">
            <calcext:condition calcext:apply-style-name="ConditionalStyle_3" calcext:value="=&quot;X&quot;" calcext:base-cell-address="'Práctica 1'.I5"/>
          </calcext:conditional-format>
          <calcext:conditional-format calcext:target-range-address="'Práctica 1'.I6:'Práctica 1'.AK6 'Práctica 1'.I14:'Práctica 1'.AK14 'Práctica 1'.I25:'Práctica 1'.AK25 'Práctica 1'.I33:'Práctica 1'.AK33 'Práctica 1'.I45:'Práctica 1'.AK45 'Práctica 1'.I53:'Práctica 1'.AK53">
            <calcext:condition calcext:apply-style-name="ConditionalStyle_2" calcext:value="=&quot;E&quot;" calcext:base-cell-address="'Práctica 1'.I6"/>
          </calcext:conditional-format>
          <calcext:conditional-format calcext:target-range-address="'Práctica 1'.I6:'Práctica 1'.AK6 'Práctica 1'.I14:'Práctica 1'.AK14 'Práctica 1'.I25:'Práctica 1'.AK25 'Práctica 1'.I33:'Práctica 1'.AK33 'Práctica 1'.I45:'Práctica 1'.AK45 'Práctica 1'.I53:'Práctica 1'.AK53">
            <calcext:condition calcext:apply-style-name="ConditionalStyle_4" calcext:value="=&quot;X&quot;" calcext:base-cell-address="'Práctica 1'.I6"/>
          </calcext:conditional-format>
          <calcext:conditional-format calcext:target-range-address="'Práctica 1'.I7:'Práctica 1'.AK7 'Práctica 1'.I15:'Práctica 1'.AK15 'Práctica 1'.I26:'Práctica 1'.AK26 'Práctica 1'.I34:'Práctica 1'.AK34 'Práctica 1'.I46:'Práctica 1'.AK46 'Práctica 1'.I54:'Práctica 1'.AK54">
            <calcext:condition calcext:apply-style-name="ConditionalStyle_2" calcext:value="=&quot;E&quot;" calcext:base-cell-address="'Práctica 1'.I7"/>
          </calcext:conditional-format>
          <calcext:conditional-format calcext:target-range-address="'Práctica 1'.I7:'Práctica 1'.AK7 'Práctica 1'.I15:'Práctica 1'.AK15 'Práctica 1'.I26:'Práctica 1'.AK26 'Práctica 1'.I34:'Práctica 1'.AK34 'Práctica 1'.I46:'Práctica 1'.AK46 'Práctica 1'.I54:'Práctica 1'.AK54">
            <calcext:condition calcext:apply-style-name="ConditionalStyle_5" calcext:value="=&quot;X&quot;" calcext:base-cell-address="'Práctica 1'.I7"/>
          </calcext:conditional-format>
          <calcext:conditional-format calcext:target-range-address="'Práctica 1'.I8:'Práctica 1'.AK9 'Práctica 1'.I16:'Práctica 1'.AK17 'Práctica 1'.I27:'Práctica 1'.AK28 'Práctica 1'.I35:'Práctica 1'.AK36 'Práctica 1'.I47:'Práctica 1'.AK48 'Práctica 1'.I55:'Práctica 1'.AK56">
            <calcext:condition calcext:apply-style-name="ConditionalStyle_2" calcext:value="=&quot;E&quot;" calcext:base-cell-address="'Práctica 1'.I8"/>
          </calcext:conditional-format>
          <calcext:conditional-format calcext:target-range-address="'Práctica 1'.I8:'Práctica 1'.AK9 'Práctica 1'.I16:'Práctica 1'.AK17 'Práctica 1'.I27:'Práctica 1'.AK28 'Práctica 1'.I35:'Práctica 1'.AK36 'Práctica 1'.I47:'Práctica 1'.AK48 'Práctica 1'.I55:'Práctica 1'.AK56">
            <calcext:condition calcext:apply-style-name="ConditionalStyle_6" calcext:value="=&quot;X&quot;" calcext:base-cell-address="'Práctica 1'.I8"/>
          </calcext:conditional-format>
        </calcext:conditional-formats>
      </table:table>
      <table:table table:name="Práctica 2" table:style-name="ta2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number-columns-repeated="28" table:default-cell-style-name="Default"/>
        <table:table-column table:style-name="co8" table:number-columns-repeated="988" table:default-cell-style-name="Default"/>
        <table:table-row table:style-name="ro1">
          <table:table-cell table:number-columns-repeated="8"/>
          <table:table-cell table:style-name="ce23" office:value-type="string" calcext:value-type="string" table:number-columns-spanned="21" table:number-rows-spanned="1">
            <text:p>ALGORITMO FIFO: PRIMERO EN ENTRAR, PRIMERO EN SALIR</text:p>
          </table:table-cell>
          <table:covered-table-cell table:number-columns-repeated="20" table:style-name="ce29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9" office:value-type="string" calcext:value-type="string">
            <text:p>LLEGADA</text:p>
          </table:table-cell>
          <table:table-cell table:style-name="ce9" office:value-type="string" calcext:value-type="string">
            <text:p>T. EJECUCIÓN</text:p>
          </table:table-cell>
          <table:table-cell table:style-name="ce9" office:value-type="string" calcext:value-type="string">
            <text:p>T.espera</text:p>
          </table:table-cell>
          <table:table-cell table:style-name="ce12" office:value-type="string" calcext:value-type="string">
            <text:p>T.respuesta</text:p>
          </table:table-cell>
          <table:table-cell/>
          <table:table-cell table:style-name="ce33" office:value-type="string" calcext:value-type="string">
            <text:p>PROCESOS</text:p>
          </table:table-cell>
          <table:table-cell table:style-name="ce16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COUNTIF([.I4:.AJ4];&quot;E&quot;)" office:value-type="float" office:value="0" calcext:value-type="float">
            <text:p>0</text:p>
          </table:table-cell>
          <table:table-cell table:style-name="ce13" table:formula="of:=COUNTIF([.I4:.AJ4];&quot;E&quot;)+COUNTIF([.I4:.AJ4];&quot;X&quot;)"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A</text:p>
          </table:table-cell>
          <table:table-cell table:number-columns-repeated="8" table:style-name="ce35" office:value-type="string" calcext:value-type="string">
            <text:p>x</text:p>
          </table:table-cell>
          <table:table-cell table:style-name="ce35" table:number-columns-repeated="20"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5:.AJ5];&quot;E&quot;)" office:value-type="float" office:value="5" calcext:value-type="float">
            <text:p>5</text:p>
          </table:table-cell>
          <table:table-cell table:style-name="ce13" table:formula="of:=COUNTIF([.I5:.AJ5];&quot;E&quot;)+COUNTIF([.I5:.AJ5];&quot;X&quot;)" office:value-type="float" office:value="9" calcext:value-type="float">
            <text:p>9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36" table:number-columns-repeated="3"/>
          <table:table-cell table:number-columns-repeated="5" table:style-name="ce36" office:value-type="string" calcext:value-type="string">
            <text:p>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6" table:number-columns-repeated="16"/>
          <table:table-cell table:number-columns-repeated="988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6:.AJ6];&quot;E&quot;)" office:value-type="float" office:value="6" calcext:value-type="float">
            <text:p>6</text:p>
          </table:table-cell>
          <table:table-cell table:style-name="ce13" table:formula="of:=COUNTIF([.I6:.AJ6];&quot;E&quot;)+COUNTIF([.I6:.AJ6];&quot;X&quot;)" office:value-type="float" office:value="8" calcext:value-type="float">
            <text:p>8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37" table:number-columns-repeated="6"/>
          <table:table-cell table:number-columns-repeated="6" table:style-name="ce37" office:value-type="string" calcext:value-type="string">
            <text:p>e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14"/>
          <table:table-cell table:number-columns-repeated="988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COUNTIF([.I7:.AJ7];&quot;E&quot;)" office:value-type="float" office:value="4" calcext:value-type="float">
            <text:p>4</text:p>
          </table:table-cell>
          <table:table-cell table:style-name="ce13" table:formula="of:=COUNTIF([.I7:.AJ7];&quot;E&quot;)+COUNTIF([.I7:.AJ7];&quot;X&quot;)" office:value-type="float" office:value="7" calcext:value-type="float">
            <text:p>7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38" table:number-columns-repeated="10"/>
          <table:table-cell table:number-columns-repeated="4" table:style-name="ce38" office:value-type="string" calcext:value-type="string">
            <text:p>e</text:p>
          </table:table-cell>
          <table:table-cell table:number-columns-repeated="3" table:style-name="ce38" office:value-type="string" calcext:value-type="string">
            <text:p>x</text:p>
          </table:table-cell>
          <table:table-cell table:style-name="ce38" table:number-columns-repeated="11"/>
          <table:table-cell table:number-columns-repeated="988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8:.AJ8];&quot;E&quot;)" office:value-type="float" office:value="2" calcext:value-type="float">
            <text:p>2</text:p>
          </table:table-cell>
          <table:table-cell table:style-name="ce13" table:formula="of:=COUNTIF([.I8:.AJ8];&quot;E&quot;)+COUNTIF([.I8:.AJ8];&quot;X&quot;)" office:value-type="float" office:value="8" calcext:value-type="float">
            <text:p>8</text:p>
          </table:table-cell>
          <table:table-cell/>
          <table:table-cell table:style-name="ce20" office:value-type="string" calcext:value-type="string">
            <text:p>E</text:p>
          </table:table-cell>
          <table:table-cell table:style-name="ce39" table:number-columns-repeated="15"/>
          <table:table-cell table:number-columns-repeated="2" table:style-name="ce39" office:value-type="string" calcext:value-type="string">
            <text:p>e</text:p>
          </table:table-cell>
          <table:table-cell table:number-columns-repeated="6" table:style-name="ce39" office:value-type="string" calcext:value-type="string">
            <text:p>x</text:p>
          </table:table-cell>
          <table:table-cell table:style-name="ce39" table:number-columns-repeated="5"/>
          <table:table-cell table:number-columns-repeated="988"/>
        </table:table-row>
        <table:table-row table:style-name="ro1">
          <table:table-cell/>
          <table:table-cell table:style-name="ce7" office:value-type="string" calcext:value-type="string">
            <text:p>F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COUNTIF([.I9:.AJ9];&quot;E&quot;)" office:value-type="float" office:value="0" calcext:value-type="float">
            <text:p>0</text:p>
          </table:table-cell>
          <table:table-cell table:style-name="ce14" table:formula="of:=COUNTIF([.I9:.AJ9];&quot;E&quot;)+COUNTIF([.I9:.AJ9];&quot;X&quot;)" office:value-type="float" office:value="4" calcext:value-type="float">
            <text:p>4</text:p>
          </table:table-cell>
          <table:table-cell/>
          <table:table-cell table:style-name="ce21" office:value-type="string" calcext:value-type="string">
            <text:p>F</text:p>
          </table:table-cell>
          <table:table-cell table:style-name="ce39" table:number-columns-repeated="24"/>
          <table:table-cell table:number-columns-repeated="4" table:style-name="ce39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/>
          <table:table-cell table:style-name="ce8" table:number-columns-repeated="2"/>
          <table:table-cell table:style-name="ce8" table:formula="of:=SUM([.D4:.D9])" office:value-type="float" office:value="27" calcext:value-type="float">
            <text:p>27</text:p>
          </table:table-cell>
          <table:table-cell table:style-name="ce8" table:formula="of:=AVERAGE([.E4:.E9])" office:value-type="float" office:value="2.83333333333333" calcext:value-type="float">
            <text:p>2.83333333333333</text:p>
          </table:table-cell>
          <table:table-cell table:style-name="ce8" table:formula="of:=AVERAGE([.F4:.F9])" office:value-type="float" office:value="7.33333333333333" calcext:value-type="float">
            <text:p>7.33333333333333</text:p>
          </table:table-cell>
          <table:table-cell/>
          <table:table-cell table:style-name="ce22" table:number-columns-repeated="29"/>
          <table:table-cell table:number-columns-repeated="988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9" office:value-type="string" calcext:value-type="string">
            <text:p>LLEGADA</text:p>
          </table:table-cell>
          <table:table-cell table:style-name="ce9" office:value-type="string" calcext:value-type="string">
            <text:p>T. EJECUCIÓN</text:p>
          </table:table-cell>
          <table:table-cell table:style-name="ce9" office:value-type="string" calcext:value-type="string">
            <text:p>T.espera</text:p>
          </table:table-cell>
          <table:table-cell table:style-name="ce12" office:value-type="string" calcext:value-type="string">
            <text:p>T.respuesta</text:p>
          </table:table-cell>
          <table:table-cell/>
          <table:table-cell table:style-name="ce15" office:value-type="string" calcext:value-type="string">
            <text:p>PROCESOS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COUNTIF([.I12:.AJ12];&quot;E&quot;)" office:value-type="float" office:value="0" calcext:value-type="float">
            <text:p>0</text:p>
          </table:table-cell>
          <table:table-cell table:style-name="ce13" table:formula="of:=COUNTIF([.I12:.AJ12];&quot;E&quot;)+COUNTIF([.I12:.AJ12];&quot;X&quot;)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A</text:p>
          </table:table-cell>
          <table:table-cell table:number-columns-repeated="5" table:style-name="ce35" office:value-type="string" calcext:value-type="string">
            <text:p>x</text:p>
          </table:table-cell>
          <table:table-cell table:style-name="ce35" table:number-columns-repeated="23"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13:.AJ13];&quot;E&quot;)" office:value-type="float" office:value="4" calcext:value-type="float">
            <text:p>4</text:p>
          </table:table-cell>
          <table:table-cell table:style-name="ce13" table:formula="of:=COUNTIF([.I13:.AJ13];&quot;E&quot;)+COUNTIF([.I13:.AJ13];&quot;X&quot;)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36"/>
          <table:table-cell table:number-columns-repeated="4" table:style-name="ce36" office:value-type="string" calcext:value-type="string">
            <text:p>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6" table:number-columns-repeated="19"/>
          <table:table-cell table:number-columns-repeated="988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14:.AJ14];&quot;E&quot;)" office:value-type="float" office:value="6" calcext:value-type="float">
            <text:p>6</text:p>
          </table:table-cell>
          <table:table-cell table:style-name="ce13" table:formula="of:=COUNTIF([.I14:.AJ14];&quot;E&quot;)+COUNTIF([.I14:.AJ14];&quot;X&quot;)" office:value-type="float" office:value="8" calcext:value-type="float">
            <text:p>8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37" table:number-columns-repeated="3"/>
          <table:table-cell table:number-columns-repeated="6" table:style-name="ce37" office:value-type="string" calcext:value-type="string">
            <text:p>e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17"/>
          <table:table-cell table:number-columns-repeated="988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15:.AJ15];&quot;E&quot;)" office:value-type="float" office:value="2" calcext:value-type="float">
            <text:p>2</text:p>
          </table:table-cell>
          <table:table-cell table:style-name="ce13" table:formula="of:=COUNTIF([.I15:.AJ15];&quot;E&quot;)+COUNTIF([.I15:.AJ15];&quot;X&quot;)" office:value-type="float" office:value="8" calcext:value-type="float">
            <text:p>8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38" table:number-columns-repeated="9"/>
          <table:table-cell table:number-columns-repeated="2" table:style-name="ce38" office:value-type="string" calcext:value-type="string">
            <text:p>e</text:p>
          </table:table-cell>
          <table:table-cell table:number-columns-repeated="6" table:style-name="ce38" office:value-type="string" calcext:value-type="string">
            <text:p>x</text:p>
          </table:table-cell>
          <table:table-cell table:style-name="ce38" table:number-columns-repeated="11"/>
          <table:table-cell table:number-columns-repeated="988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COUNTIF([.I16:.AJ16];&quot;E&quot;)" office:value-type="float" office:value="6" calcext:value-type="float">
            <text:p>6</text:p>
          </table:table-cell>
          <table:table-cell table:style-name="ce13" table:formula="of:=COUNTIF([.I16:.AJ16];&quot;E&quot;)+COUNTIF([.I16:.AJ16];&quot;X&quot;)" office:value-type="float" office:value="9" calcext:value-type="float">
            <text:p>9</text:p>
          </table:table-cell>
          <table:table-cell/>
          <table:table-cell table:style-name="ce20" office:value-type="string" calcext:value-type="string">
            <text:p>E</text:p>
          </table:table-cell>
          <table:table-cell table:style-name="ce39" table:number-columns-repeated="11"/>
          <table:table-cell table:number-columns-repeated="6" table:style-name="ce39" office:value-type="string" calcext:value-type="string">
            <text:p>e</text:p>
          </table:table-cell>
          <table:table-cell table:number-columns-repeated="3" table:style-name="ce39" office:value-type="string" calcext:value-type="string">
            <text:p>x</text:p>
          </table:table-cell>
          <table:table-cell table:style-name="ce39" table:number-columns-repeated="8"/>
          <table:table-cell table:number-columns-repeated="988"/>
        </table:table-row>
        <table:table-row table:style-name="ro1">
          <table:table-cell/>
          <table:table-cell table:style-name="ce7" office:value-type="string" calcext:value-type="string">
            <text:p>F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COUNTIF([.I17:.AJ17];&quot;E&quot;)" office:value-type="float" office:value="8" calcext:value-type="float">
            <text:p>8</text:p>
          </table:table-cell>
          <table:table-cell table:style-name="ce14" table:formula="of:=COUNTIF([.I17:.AJ17];&quot;E&quot;)+COUNTIF([.I17:.AJ17];&quot;X&quot;)"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F</text:p>
          </table:table-cell>
          <table:table-cell table:style-name="ce39" table:number-columns-repeated="12"/>
          <table:table-cell table:number-columns-repeated="8" table:style-name="ce39" office:value-type="string" calcext:value-type="string">
            <text:p>e</text:p>
          </table:table-cell>
          <table:table-cell table:number-columns-repeated="4" table:style-name="ce39" office:value-type="string" calcext:value-type="string">
            <text:p>x</text:p>
          </table:table-cell>
          <table:table-cell table:style-name="ce39" table:number-columns-repeated="4"/>
          <table:table-cell table:number-columns-repeated="988"/>
        </table:table-row>
        <table:table-row table:style-name="ro1">
          <table:table-cell/>
          <table:table-cell table:style-name="ce8" table:number-columns-repeated="2"/>
          <table:table-cell table:style-name="ce8" table:formula="of:=SUM([.D12:.D17])" office:value-type="float" office:value="24" calcext:value-type="float">
            <text:p>24</text:p>
          </table:table-cell>
          <table:table-cell table:style-name="ce8" table:formula="of:=AVERAGE([.E12:.E17])" office:value-type="float" office:value="4.33333333333333" calcext:value-type="float">
            <text:p>4.33333333333333</text:p>
          </table:table-cell>
          <table:table-cell table:style-name="ce8" table:formula="of:=AVERAGE([.F12:.F17])" office:value-type="float" office:value="8.33333333333333" calcext:value-type="float">
            <text:p>8.33333333333333</text:p>
          </table:table-cell>
          <table:table-cell/>
          <table:table-cell table:style-name="ce22" table:number-columns-repeated="29"/>
          <table:table-cell table:number-columns-repeated="988"/>
        </table:table-row>
        <table:table-row table:style-name="ro1" table:number-rows-repeated="2">
          <table:table-cell table:number-columns-repeated="7"/>
          <table:table-cell table:style-name="ce22" table:number-columns-repeated="29"/>
          <table:table-cell table:number-columns-repeated="988"/>
        </table:table-row>
        <table:table-row table:style-name="ro1">
          <table:table-cell table:number-columns-repeated="8"/>
          <table:table-cell table:style-name="ce23" office:value-type="string" calcext:value-type="string" table:number-columns-spanned="21" table:number-rows-spanned="1">
            <text:p>ALGORITMO SJF: PRIMERO EL MÁS CORTO</text:p>
          </table:table-cell>
          <table:covered-table-cell table:number-columns-repeated="20" table:style-name="ce29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9" office:value-type="string" calcext:value-type="string">
            <text:p>LLEGADA</text:p>
          </table:table-cell>
          <table:table-cell table:style-name="ce9" office:value-type="string" calcext:value-type="string">
            <text:p>T. EJECUCIÓN</text:p>
          </table:table-cell>
          <table:table-cell table:style-name="ce9" office:value-type="string" calcext:value-type="string">
            <text:p>T.espera</text:p>
          </table:table-cell>
          <table:table-cell table:style-name="ce12" office:value-type="string" calcext:value-type="string">
            <text:p>T.respuesta</text:p>
          </table:table-cell>
          <table:table-cell/>
          <table:table-cell table:style-name="ce33" office:value-type="string" calcext:value-type="string">
            <text:p>PROCESOS</text:p>
          </table:table-cell>
          <table:table-cell table:style-name="ce16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COUNTIF([.I24:.AJ24];&quot;E&quot;)" office:value-type="float" office:value="0" calcext:value-type="float">
            <text:p>0</text:p>
          </table:table-cell>
          <table:table-cell table:style-name="ce13" table:formula="of:=COUNTIF([.I24:.AJ24];&quot;E&quot;)+COUNTIF([.I24:.AJ24];&quot;X&quot;)"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A</text:p>
          </table:table-cell>
          <table:table-cell table:number-columns-repeated="8" table:style-name="ce35" office:value-type="string" calcext:value-type="string">
            <text:p>x</text:p>
          </table:table-cell>
          <table:table-cell table:style-name="ce35" table:number-columns-repeated="20"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25:.AJ25];&quot;E&quot;)" office:value-type="float" office:value="7" calcext:value-type="float">
            <text:p>7</text:p>
          </table:table-cell>
          <table:table-cell table:style-name="ce13" table:formula="of:=COUNTIF([.I25:.AJ25];&quot;E&quot;)+COUNTIF([.I25:.AJ25];&quot;X&quot;)" office:value-type="float" office:value="11" calcext:value-type="float">
            <text:p>11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36" table:number-columns-repeated="3"/>
          <table:table-cell table:number-columns-repeated="7" table:style-name="ce36" office:value-type="string" calcext:value-type="string">
            <text:p>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6" table:number-columns-repeated="14"/>
          <table:table-cell table:number-columns-repeated="988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26:.AJ26];&quot;E&quot;)" office:value-type="float" office:value="2" calcext:value-type="float">
            <text:p>2</text:p>
          </table:table-cell>
          <table:table-cell table:style-name="ce13" table:formula="of:=COUNTIF([.I26:.AJ26];&quot;E&quot;)+COUNTIF([.I26:.AJ26];&quot;X&quot;)" office:value-type="float" office:value="4" calcext:value-type="float">
            <text:p>4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37" table:number-columns-repeated="6"/>
          <table:table-cell table:number-columns-repeated="2" table:style-name="ce37" office:value-type="string" calcext:value-type="string">
            <text:p>e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18"/>
          <table:table-cell table:number-columns-repeated="988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COUNTIF([.I27:.AJ27];&quot;E&quot;)" office:value-type="float" office:value="4" calcext:value-type="float">
            <text:p>4</text:p>
          </table:table-cell>
          <table:table-cell table:style-name="ce13" table:formula="of:=COUNTIF([.I27:.AJ27];&quot;E&quot;)+COUNTIF([.I27:.AJ27];&quot;X&quot;)" office:value-type="float" office:value="7" calcext:value-type="float">
            <text:p>7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38" table:number-columns-repeated="10"/>
          <table:table-cell table:number-columns-repeated="4" table:style-name="ce38" office:value-type="string" calcext:value-type="string">
            <text:p>e</text:p>
          </table:table-cell>
          <table:table-cell table:number-columns-repeated="3" table:style-name="ce38" office:value-type="string" calcext:value-type="string">
            <text:p>x</text:p>
          </table:table-cell>
          <table:table-cell table:style-name="ce38" table:number-columns-repeated="11"/>
          <table:table-cell table:number-columns-repeated="988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28:.AJ28];&quot;E&quot;)" office:value-type="float" office:value="2" calcext:value-type="float">
            <text:p>2</text:p>
          </table:table-cell>
          <table:table-cell table:style-name="ce13" table:formula="of:=COUNTIF([.I28:.AJ28];&quot;E&quot;)+COUNTIF([.I28:.AJ28];&quot;X&quot;)" office:value-type="float" office:value="8" calcext:value-type="float">
            <text:p>8</text:p>
          </table:table-cell>
          <table:table-cell/>
          <table:table-cell table:style-name="ce20" office:value-type="string" calcext:value-type="string">
            <text:p>E</text:p>
          </table:table-cell>
          <table:table-cell table:style-name="ce39" table:number-columns-repeated="15"/>
          <table:table-cell table:number-columns-repeated="2" table:style-name="ce39" office:value-type="string" calcext:value-type="string">
            <text:p>e</text:p>
          </table:table-cell>
          <table:table-cell table:number-columns-repeated="6" table:style-name="ce39" office:value-type="string" calcext:value-type="string">
            <text:p>x</text:p>
          </table:table-cell>
          <table:table-cell table:style-name="ce39" table:number-columns-repeated="5"/>
          <table:table-cell table:number-columns-repeated="988"/>
        </table:table-row>
        <table:table-row table:style-name="ro1">
          <table:table-cell/>
          <table:table-cell table:style-name="ce7" office:value-type="string" calcext:value-type="string">
            <text:p>F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COUNTIF([.I29:.AJ29];&quot;E&quot;)" office:value-type="float" office:value="0" calcext:value-type="float">
            <text:p>0</text:p>
          </table:table-cell>
          <table:table-cell table:style-name="ce14" table:formula="of:=COUNTIF([.I29:.AJ29];&quot;E&quot;)+COUNTIF([.I29:.AJ29];&quot;X&quot;)" office:value-type="float" office:value="4" calcext:value-type="float">
            <text:p>4</text:p>
          </table:table-cell>
          <table:table-cell/>
          <table:table-cell table:style-name="ce21" office:value-type="string" calcext:value-type="string">
            <text:p>F</text:p>
          </table:table-cell>
          <table:table-cell table:style-name="ce39" table:number-columns-repeated="24"/>
          <table:table-cell table:number-columns-repeated="4" table:style-name="ce39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/>
          <table:table-cell table:style-name="ce8" table:number-columns-repeated="2"/>
          <table:table-cell table:style-name="ce8" table:formula="of:=SUM([.D24:.D29])" office:value-type="float" office:value="27" calcext:value-type="float">
            <text:p>27</text:p>
          </table:table-cell>
          <table:table-cell table:style-name="ce8" table:formula="of:=AVERAGE([.E24:.E29])" office:value-type="float" office:value="2.5" calcext:value-type="float">
            <text:p>2.5</text:p>
          </table:table-cell>
          <table:table-cell table:style-name="ce8" table:formula="of:=AVERAGE([.F24:.F29])" office:value-type="float" office:value="7" calcext:value-type="float">
            <text:p>7</text:p>
          </table:table-cell>
          <table:table-cell/>
          <table:table-cell table:style-name="ce22" table:number-columns-repeated="29"/>
          <table:table-cell table:number-columns-repeated="988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9" office:value-type="string" calcext:value-type="string">
            <text:p>LLEGADA</text:p>
          </table:table-cell>
          <table:table-cell table:style-name="ce9" office:value-type="string" calcext:value-type="string">
            <text:p>T. EJECUCIÓN</text:p>
          </table:table-cell>
          <table:table-cell table:style-name="ce9" office:value-type="string" calcext:value-type="string">
            <text:p>T.espera</text:p>
          </table:table-cell>
          <table:table-cell table:style-name="ce12" office:value-type="string" calcext:value-type="string">
            <text:p>T.respuesta</text:p>
          </table:table-cell>
          <table:table-cell/>
          <table:table-cell table:style-name="ce15" office:value-type="string" calcext:value-type="string">
            <text:p>PROCESOS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COUNTIF([.I32:.AJ32];&quot;E&quot;)" office:value-type="float" office:value="0" calcext:value-type="float">
            <text:p>0</text:p>
          </table:table-cell>
          <table:table-cell table:style-name="ce13" table:formula="of:=COUNTIF([.I32:.AJ32];&quot;E&quot;)+COUNTIF([.I32:.AJ32];&quot;X&quot;)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A</text:p>
          </table:table-cell>
          <table:table-cell table:number-columns-repeated="5" table:style-name="ce35" office:value-type="string" calcext:value-type="string">
            <text:p>x</text:p>
          </table:table-cell>
          <table:table-cell table:style-name="ce35" table:number-columns-repeated="23"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33:.AJ33];&quot;E&quot;)" office:value-type="float" office:value="6" calcext:value-type="float">
            <text:p>6</text:p>
          </table:table-cell>
          <table:table-cell table:style-name="ce13" table:formula="of:=COUNTIF([.I33:.AJ33];&quot;E&quot;)+COUNTIF([.I33:.AJ33];&quot;X&quot;)" office:value-type="float" office:value="10" calcext:value-type="float">
            <text:p>10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36"/>
          <table:table-cell table:number-columns-repeated="6" table:style-name="ce36" office:value-type="string" calcext:value-type="string">
            <text:p>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6" table:number-columns-repeated="17"/>
          <table:table-cell table:number-columns-repeated="988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34:.AJ34];&quot;E&quot;)" office:value-type="float" office:value="2" calcext:value-type="float">
            <text:p>2</text:p>
          </table:table-cell>
          <table:table-cell table:style-name="ce13" table:formula="of:=COUNTIF([.I34:.AJ34];&quot;E&quot;)+COUNTIF([.I34:.AJ34];&quot;X&quot;)" office:value-type="float" office:value="4" calcext:value-type="float">
            <text:p>4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e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21"/>
          <table:table-cell table:number-columns-repeated="988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35:.AJ35];&quot;E&quot;)" office:value-type="float" office:value="9" calcext:value-type="float">
            <text:p>9</text:p>
          </table:table-cell>
          <table:table-cell table:style-name="ce13" table:formula="of:=COUNTIF([.I35:.AJ35];&quot;E&quot;)+COUNTIF([.I35:.AJ35];&quot;X&quot;)" office:value-type="float" office:value="15" calcext:value-type="float">
            <text:p>15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38" table:number-columns-repeated="9"/>
          <table:table-cell table:number-columns-repeated="9" table:style-name="ce38" office:value-type="string" calcext:value-type="string">
            <text:p>e</text:p>
          </table:table-cell>
          <table:table-cell table:number-columns-repeated="6" table:style-name="ce38" office:value-type="string" calcext:value-type="string">
            <text:p>x</text:p>
          </table:table-cell>
          <table:table-cell table:style-name="ce38" table:number-columns-repeated="4"/>
          <table:table-cell table:number-columns-repeated="988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COUNTIF([.I36:.AJ36];&quot;E&quot;)" office:value-type="float" office:value="0" calcext:value-type="float">
            <text:p>0</text:p>
          </table:table-cell>
          <table:table-cell table:style-name="ce13" table:formula="of:=COUNTIF([.I36:.AJ36];&quot;E&quot;)+COUNTIF([.I36:.AJ36];&quot;X&quot;)"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E</text:p>
          </table:table-cell>
          <table:table-cell table:style-name="ce39" table:number-columns-repeated="11"/>
          <table:table-cell table:number-columns-repeated="3" table:style-name="ce39" office:value-type="string" calcext:value-type="string">
            <text:p>x</text:p>
          </table:table-cell>
          <table:table-cell table:style-name="ce39" table:number-columns-repeated="14"/>
          <table:table-cell table:number-columns-repeated="988"/>
        </table:table-row>
        <table:table-row table:style-name="ro1">
          <table:table-cell/>
          <table:table-cell table:style-name="ce7" office:value-type="string" calcext:value-type="string">
            <text:p>F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COUNTIF([.I37:.AJ37];&quot;E&quot;)" office:value-type="float" office:value="2" calcext:value-type="float">
            <text:p>2</text:p>
          </table:table-cell>
          <table:table-cell table:style-name="ce14" table:formula="of:=COUNTIF([.I37:.AJ37];&quot;E&quot;)+COUNTIF([.I37:.AJ37];&quot;X&quot;)" office:value-type="float" office:value="6" calcext:value-type="float">
            <text:p>6</text:p>
          </table:table-cell>
          <table:table-cell/>
          <table:table-cell table:style-name="ce21" office:value-type="string" calcext:value-type="string">
            <text:p>F</text:p>
          </table:table-cell>
          <table:table-cell table:style-name="ce39" table:number-columns-repeated="12"/>
          <table:table-cell table:number-columns-repeated="2" table:style-name="ce39" office:value-type="string" calcext:value-type="string">
            <text:p>e</text:p>
          </table:table-cell>
          <table:table-cell table:number-columns-repeated="4" table:style-name="ce39" office:value-type="string" calcext:value-type="string">
            <text:p>x</text:p>
          </table:table-cell>
          <table:table-cell table:style-name="ce39" table:number-columns-repeated="10"/>
          <table:table-cell table:number-columns-repeated="988"/>
        </table:table-row>
        <table:table-row table:style-name="ro1">
          <table:table-cell/>
          <table:table-cell table:style-name="ce8" table:number-columns-repeated="2"/>
          <table:table-cell table:style-name="ce8" table:formula="of:=SUM([.D32:.D37])" office:value-type="float" office:value="24" calcext:value-type="float">
            <text:p>24</text:p>
          </table:table-cell>
          <table:table-cell table:style-name="ce8" table:formula="of:=AVERAGE([.E32:.E37])" office:value-type="float" office:value="3.16666666666667" calcext:value-type="float">
            <text:p>3.16666666666667</text:p>
          </table:table-cell>
          <table:table-cell table:style-name="ce8" table:formula="of:=AVERAGE([.F32:.F37])" office:value-type="float" office:value="7.16666666666667" calcext:value-type="float">
            <text:p>7.16666666666667</text:p>
          </table:table-cell>
          <table:table-cell/>
          <table:table-cell table:style-name="ce22" table:number-columns-repeated="29"/>
          <table:table-cell table:number-columns-repeated="98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23" office:value-type="string" calcext:value-type="string" table:number-columns-spanned="21" table:number-rows-spanned="1">
            <text:p>SRTF: PRIMERO EL DE TIEMPO RESTANTE MÁS CORTO</text:p>
          </table:table-cell>
          <table:covered-table-cell table:number-columns-repeated="20" table:style-name="ce29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9" office:value-type="string" calcext:value-type="string">
            <text:p>LLEGADA</text:p>
          </table:table-cell>
          <table:table-cell table:style-name="ce9" office:value-type="string" calcext:value-type="string">
            <text:p>T. EJECUCIÓN</text:p>
          </table:table-cell>
          <table:table-cell table:style-name="ce9" office:value-type="string" calcext:value-type="string">
            <text:p>T.espera</text:p>
          </table:table-cell>
          <table:table-cell table:style-name="ce12" office:value-type="string" calcext:value-type="string">
            <text:p>T.respuesta</text:p>
          </table:table-cell>
          <table:table-cell/>
          <table:table-cell table:style-name="ce33" office:value-type="string" calcext:value-type="string">
            <text:p>PROCESOS</text:p>
          </table:table-cell>
          <table:table-cell table:style-name="ce16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COUNTIF([.I44:.AJ44];&quot;E&quot;)" office:value-type="float" office:value="9" calcext:value-type="float">
            <text:p>9</text:p>
          </table:table-cell>
          <table:table-cell table:style-name="ce13" table:formula="of:=COUNTIF([.I44:.AJ44];&quot;E&quot;)+COUNTIF([.I44:.AJ44];&quot;X&quot;)" office:value-type="float" office:value="17" calcext:value-type="float">
            <text:p>17</text:p>
          </table:table-cell>
          <table:table-cell/>
          <table:table-cell table:style-name="ce16" office:value-type="string" calcext:value-type="string">
            <text:p>A</text:p>
          </table:table-cell>
          <table:table-cell table:number-columns-repeated="3" table:style-name="ce35" office:value-type="string" calcext:value-type="string">
            <text:p>x</text:p>
          </table:table-cell>
          <table:table-cell table:number-columns-repeated="6" table:style-name="ce35" office:value-type="string" calcext:value-type="string">
            <text:p>e</text:p>
          </table:table-cell>
          <table:table-cell table:style-name="ce35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e</text:p>
          </table:table-cell>
          <table:table-cell table:number-columns-repeated="4" table:style-name="ce35" office:value-type="string" calcext:value-type="string">
            <text:p>x</text:p>
          </table:table-cell>
          <table:table-cell table:style-name="ce35" table:number-columns-repeated="11"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45:.AJ45];&quot;E&quot;)" office:value-type="float" office:value="0" calcext:value-type="float">
            <text:p>0</text:p>
          </table:table-cell>
          <table:table-cell table:style-name="ce13" table:formula="of:=COUNTIF([.I45:.AJ45];&quot;E&quot;)+COUNTIF([.I45:.AJ45];&quot;X&quot;)" office:value-type="float" office:value="4" calcext:value-type="float">
            <text:p>4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36" table:number-columns-repeated="3"/>
          <table:table-cell table:number-columns-repeated="4" table:style-name="ce36" office:value-type="string" calcext:value-type="string">
            <text:p>x</text:p>
          </table:table-cell>
          <table:table-cell table:style-name="ce36" table:number-columns-repeated="21"/>
          <table:table-cell table:number-columns-repeated="988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46:.AJ46];&quot;E&quot;)" office:value-type="float" office:value="1" calcext:value-type="float">
            <text:p>1</text:p>
          </table:table-cell>
          <table:table-cell table:style-name="ce13" table:formula="of:=COUNTIF([.I46:.AJ46];&quot;E&quot;)+COUNTIF([.I46:.AJ46];&quot;X&quot;)" office:value-type="float" office:value="3" calcext:value-type="float">
            <text:p>3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37" table:number-columns-repeated="6"/>
          <table:table-cell table:style-name="ce37" office:value-type="string" calcext:value-type="string">
            <text:p>e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19"/>
          <table:table-cell table:number-columns-repeated="988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COUNTIF([.I47:.AJ47];&quot;E&quot;)" office:value-type="float" office:value="0" calcext:value-type="float">
            <text:p>0</text:p>
          </table:table-cell>
          <table:table-cell table:style-name="ce13" table:formula="of:=COUNTIF([.I47:.AJ47];&quot;E&quot;)+COUNTIF([.I47:.AJ47];&quot;X&quot;)" office:value-type="float" office:value="3" calcext:value-type="float">
            <text:p>3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38" table:number-columns-repeated="10"/>
          <table:table-cell table:number-columns-repeated="3" table:style-name="ce38" office:value-type="string" calcext:value-type="string">
            <text:p>x</text:p>
          </table:table-cell>
          <table:table-cell table:style-name="ce38" table:number-columns-repeated="15"/>
          <table:table-cell table:number-columns-repeated="988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48:.AJ48];&quot;E&quot;)" office:value-type="float" office:value="6" calcext:value-type="float">
            <text:p>6</text:p>
          </table:table-cell>
          <table:table-cell table:style-name="ce13" table:formula="of:=COUNTIF([.I48:.AJ48];&quot;E&quot;)+COUNTIF([.I48:.AJ48];&quot;X&quot;)" office:value-type="float" office:value="12" calcext:value-type="float">
            <text:p>12</text:p>
          </table:table-cell>
          <table:table-cell/>
          <table:table-cell table:style-name="ce20" office:value-type="string" calcext:value-type="string">
            <text:p>E</text:p>
          </table:table-cell>
          <table:table-cell table:style-name="ce39" table:number-columns-repeated="11"/>
          <table:table-cell table:number-columns-repeated="6" table:style-name="ce39" office:value-type="string" calcext:value-type="string">
            <text:p>e</text:p>
          </table:table-cell>
          <table:table-cell table:number-columns-repeated="6" table:style-name="ce39" office:value-type="string" calcext:value-type="string">
            <text:p>x</text:p>
          </table:table-cell>
          <table:table-cell table:style-name="ce39" table:number-columns-repeated="5"/>
          <table:table-cell table:number-columns-repeated="988"/>
        </table:table-row>
        <table:table-row table:style-name="ro1">
          <table:table-cell/>
          <table:table-cell table:style-name="ce7" office:value-type="string" calcext:value-type="string">
            <text:p>F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COUNTIF([.I49:.AJ49];&quot;E&quot;)" office:value-type="float" office:value="0" calcext:value-type="float">
            <text:p>0</text:p>
          </table:table-cell>
          <table:table-cell table:style-name="ce14" table:formula="of:=COUNTIF([.I49:.AJ49];&quot;E&quot;)+COUNTIF([.I49:.AJ49];&quot;X&quot;)" office:value-type="float" office:value="4" calcext:value-type="float">
            <text:p>4</text:p>
          </table:table-cell>
          <table:table-cell/>
          <table:table-cell table:style-name="ce21" office:value-type="string" calcext:value-type="string">
            <text:p>F</text:p>
          </table:table-cell>
          <table:table-cell table:style-name="ce39" table:number-columns-repeated="24"/>
          <table:table-cell table:number-columns-repeated="4" table:style-name="ce39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/>
          <table:table-cell table:style-name="ce8" table:number-columns-repeated="2"/>
          <table:table-cell table:style-name="ce8" table:formula="of:=SUM([.D44:.D49])" office:value-type="float" office:value="27" calcext:value-type="float">
            <text:p>27</text:p>
          </table:table-cell>
          <table:table-cell table:style-name="ce8" table:formula="of:=AVERAGE([.E44:.E49])" office:value-type="float" office:value="2.66666666666667" calcext:value-type="float">
            <text:p>2.66666666666667</text:p>
          </table:table-cell>
          <table:table-cell table:style-name="ce8" table:formula="of:=AVERAGE([.F44:.F49])" office:value-type="float" office:value="7.16666666666667" calcext:value-type="float">
            <text:p>7.16666666666667</text:p>
          </table:table-cell>
          <table:table-cell/>
          <table:table-cell table:style-name="ce22" table:number-columns-repeated="29"/>
          <table:table-cell table:number-columns-repeated="988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9" office:value-type="string" calcext:value-type="string">
            <text:p>LLEGADA</text:p>
          </table:table-cell>
          <table:table-cell table:style-name="ce9" office:value-type="string" calcext:value-type="string">
            <text:p>T. EJECUCIÓN</text:p>
          </table:table-cell>
          <table:table-cell table:style-name="ce9" office:value-type="string" calcext:value-type="string">
            <text:p>T.espera</text:p>
          </table:table-cell>
          <table:table-cell table:style-name="ce12" office:value-type="string" calcext:value-type="string">
            <text:p>T.respuesta</text:p>
          </table:table-cell>
          <table:table-cell/>
          <table:table-cell table:style-name="ce15" office:value-type="string" calcext:value-type="string">
            <text:p>PROCESOS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COUNTIF([.I52:.AJ52];&quot;E&quot;)" office:value-type="float" office:value="0" calcext:value-type="float">
            <text:p>0</text:p>
          </table:table-cell>
          <table:table-cell table:style-name="ce13" table:formula="of:=COUNTIF([.I52:.AJ52];&quot;E&quot;)+COUNTIF([.I52:.AJ52];&quot;X&quot;)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A</text:p>
          </table:table-cell>
          <table:table-cell table:number-columns-repeated="5" table:style-name="ce35" office:value-type="string" calcext:value-type="string">
            <text:p>x</text:p>
          </table:table-cell>
          <table:table-cell table:style-name="ce35" table:number-columns-repeated="23"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53:.AJ53];&quot;E&quot;)" office:value-type="float" office:value="6" calcext:value-type="float">
            <text:p>6</text:p>
          </table:table-cell>
          <table:table-cell table:style-name="ce13" table:formula="of:=COUNTIF([.I53:.AJ53];&quot;E&quot;)+COUNTIF([.I53:.AJ53];&quot;X&quot;)" office:value-type="float" office:value="10" calcext:value-type="float">
            <text:p>10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36"/>
          <table:table-cell table:number-columns-repeated="6" table:style-name="ce36" office:value-type="string" calcext:value-type="string">
            <text:p>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6" table:number-columns-repeated="17"/>
          <table:table-cell table:number-columns-repeated="988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54:.AJ54];&quot;E&quot;)" office:value-type="float" office:value="2" calcext:value-type="float">
            <text:p>2</text:p>
          </table:table-cell>
          <table:table-cell table:style-name="ce13" table:formula="of:=COUNTIF([.I54:.AJ54];&quot;E&quot;)+COUNTIF([.I54:.AJ54];&quot;X&quot;)" office:value-type="float" office:value="4" calcext:value-type="float">
            <text:p>4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e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21"/>
          <table:table-cell table:number-columns-repeated="988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55:.AJ55];&quot;E&quot;)" office:value-type="float" office:value="9" calcext:value-type="float">
            <text:p>9</text:p>
          </table:table-cell>
          <table:table-cell table:style-name="ce13" table:formula="of:=COUNTIF([.I55:.AJ55];&quot;E&quot;)+COUNTIF([.I55:.AJ55];&quot;X&quot;)" office:value-type="float" office:value="15" calcext:value-type="float">
            <text:p>15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38" table:number-columns-repeated="9"/>
          <table:table-cell table:number-columns-repeated="9" table:style-name="ce38" office:value-type="string" calcext:value-type="string">
            <text:p>e</text:p>
          </table:table-cell>
          <table:table-cell table:number-columns-repeated="6" table:style-name="ce38" office:value-type="string" calcext:value-type="string">
            <text:p>x</text:p>
          </table:table-cell>
          <table:table-cell table:style-name="ce38" table:number-columns-repeated="4"/>
          <table:table-cell table:number-columns-repeated="988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COUNTIF([.I56:.AJ56];&quot;E&quot;)" office:value-type="float" office:value="0" calcext:value-type="float">
            <text:p>0</text:p>
          </table:table-cell>
          <table:table-cell table:style-name="ce13" table:formula="of:=COUNTIF([.I56:.AJ56];&quot;E&quot;)+COUNTIF([.I56:.AJ56];&quot;X&quot;)"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E</text:p>
          </table:table-cell>
          <table:table-cell table:style-name="ce39" table:number-columns-repeated="11"/>
          <table:table-cell table:number-columns-repeated="3" table:style-name="ce39" office:value-type="string" calcext:value-type="string">
            <text:p>x</text:p>
          </table:table-cell>
          <table:table-cell table:style-name="ce39" table:number-columns-repeated="14"/>
          <table:table-cell table:number-columns-repeated="988"/>
        </table:table-row>
        <table:table-row table:style-name="ro1">
          <table:table-cell/>
          <table:table-cell table:style-name="ce7" office:value-type="string" calcext:value-type="string">
            <text:p>F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COUNTIF([.I57:.AJ57];&quot;E&quot;)" office:value-type="float" office:value="2" calcext:value-type="float">
            <text:p>2</text:p>
          </table:table-cell>
          <table:table-cell table:style-name="ce14" table:formula="of:=COUNTIF([.I57:.AJ57];&quot;E&quot;)+COUNTIF([.I57:.AJ57];&quot;X&quot;)" office:value-type="float" office:value="6" calcext:value-type="float">
            <text:p>6</text:p>
          </table:table-cell>
          <table:table-cell/>
          <table:table-cell table:style-name="ce21" office:value-type="string" calcext:value-type="string">
            <text:p>F</text:p>
          </table:table-cell>
          <table:table-cell table:style-name="ce39" table:number-columns-repeated="12"/>
          <table:table-cell table:number-columns-repeated="2" table:style-name="ce39" office:value-type="string" calcext:value-type="string">
            <text:p>e</text:p>
          </table:table-cell>
          <table:table-cell table:number-columns-repeated="4" table:style-name="ce39" office:value-type="string" calcext:value-type="string">
            <text:p>x</text:p>
          </table:table-cell>
          <table:table-cell table:style-name="ce39" table:number-columns-repeated="10"/>
          <table:table-cell table:number-columns-repeated="988"/>
        </table:table-row>
        <table:table-row table:style-name="ro1">
          <table:table-cell/>
          <table:table-cell table:style-name="ce8" table:number-columns-repeated="2"/>
          <table:table-cell table:style-name="ce8" table:formula="of:=SUM([.D52:.D57])" office:value-type="float" office:value="24" calcext:value-type="float">
            <text:p>24</text:p>
          </table:table-cell>
          <table:table-cell table:style-name="ce8" table:formula="of:=AVERAGE([.E52:.E57])" office:value-type="float" office:value="3.16666666666667" calcext:value-type="float">
            <text:p>3.16666666666667</text:p>
          </table:table-cell>
          <table:table-cell table:style-name="ce8" table:formula="of:=AVERAGE([.F52:.F57])" office:value-type="float" office:value="7.16666666666667" calcext:value-type="float">
            <text:p>7.16666666666667</text:p>
          </table:table-cell>
          <table:table-cell/>
          <table:table-cell table:style-name="ce22" table:number-columns-repeated="29"/>
          <table:table-cell table:number-columns-repeated="98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23" office:value-type="string" calcext:value-type="string" table:number-columns-spanned="21" table:number-rows-spanned="1">
            <text:p>ROUND ROBIN: OPERACIÓN POR RONDAS</text:p>
          </table:table-cell>
          <table:covered-table-cell table:number-columns-repeated="20" table:style-name="ce29"/>
          <table:table-cell table:number-columns-repeated="995"/>
        </table:table-row>
        <table:table-row table:style-name="ro1">
          <table:table-cell table:number-columns-repeated="7"/>
          <table:table-cell table:style-name="ce34" office:value-type="string" calcext:value-type="string">
            <text:p>QUANTUM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9" office:value-type="string" calcext:value-type="string">
            <text:p>LLEGADA</text:p>
          </table:table-cell>
          <table:table-cell table:style-name="ce9" office:value-type="string" calcext:value-type="string">
            <text:p>T. EJECUCIÓN</text:p>
          </table:table-cell>
          <table:table-cell table:style-name="ce9" office:value-type="string" calcext:value-type="string">
            <text:p>T.espera</text:p>
          </table:table-cell>
          <table:table-cell table:style-name="ce12" office:value-type="string" calcext:value-type="string">
            <text:p>T.respuesta</text:p>
          </table:table-cell>
          <table:table-cell/>
          <table:table-cell table:style-name="ce33" office:value-type="string" calcext:value-type="string">
            <text:p>PROCESOS</text:p>
          </table:table-cell>
          <table:table-cell table:style-name="ce16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COUNTIF([.I64:.AJ64];&quot;E&quot;)" office:value-type="float" office:value="12" calcext:value-type="float">
            <text:p>12</text:p>
          </table:table-cell>
          <table:table-cell table:style-name="ce13" table:formula="of:=COUNTIF([.I64:.AJ64];&quot;E&quot;)+COUNTIF([.I64:.AJ64];&quot;X&quot;)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A</text:p>
          </table:table-cell>
          <table:table-cell table:number-columns-repeated="3" table:style-name="ce35" office:value-type="string" calcext:value-type="string">
            <text:p>x</text:p>
          </table:table-cell>
          <table:table-cell table:number-columns-repeated="5" table:style-name="ce35" office:value-type="string" calcext:value-type="string">
            <text:p>e</text:p>
          </table:table-cell>
          <table:table-cell table:number-columns-repeated="3" table:style-name="ce35" office:value-type="string" calcext:value-type="string">
            <text:p>x</text:p>
          </table:table-cell>
          <table:table-cell table:number-columns-repeated="7" table:style-name="ce35" office:value-type="string" calcext:value-type="string">
            <text:p>e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table:number-columns-repeated="8"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65:.AJ65];&quot;E&quot;)" office:value-type="float" office:value="5" calcext:value-type="float">
            <text:p>5</text:p>
          </table:table-cell>
          <table:table-cell table:style-name="ce13" table:formula="of:=COUNTIF([.I65:.AJ65];&quot;E&quot;)+COUNTIF([.I65:.AJ65];&quot;X&quot;)" office:value-type="float" office:value="9" calcext:value-type="float">
            <text:p>9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36" table:number-columns-repeated="3"/>
          <table:table-cell table:number-columns-repeated="3" table:style-name="ce36" office:value-type="string" calcext:value-type="string">
            <text:p>x</text:p>
          </table:table-cell>
          <table:table-cell table:number-columns-repeated="5" table:style-name="ce36" office:value-type="string" calcext:value-type="string">
            <text:p>e</text:p>
          </table:table-cell>
          <table:table-cell table:style-name="ce36" office:value-type="string" calcext:value-type="string">
            <text:p>x</text:p>
          </table:table-cell>
          <table:table-cell table:style-name="ce36" table:number-columns-repeated="16"/>
          <table:table-cell table:number-columns-repeated="988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66:.AJ66];&quot;E&quot;)" office:value-type="float" office:value="0" calcext:value-type="float">
            <text:p>0</text:p>
          </table:table-cell>
          <table:table-cell table:style-name="ce13" table:formula="of:=COUNTIF([.I66:.AJ66];&quot;E&quot;)+COUNTIF([.I66:.AJ66];&quot;X&quot;)"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37" table:number-columns-repeated="6"/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20"/>
          <table:table-cell table:number-columns-repeated="988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COUNTIF([.I67:.AJ67];&quot;E&quot;)" office:value-type="float" office:value="2" calcext:value-type="float">
            <text:p>2</text:p>
          </table:table-cell>
          <table:table-cell table:style-name="ce13" table:formula="of:=COUNTIF([.I67:.AJ67];&quot;E&quot;)+COUNTIF([.I67:.AJ67];&quot;X&quot;)" office:value-type="float" office:value="5" calcext:value-type="float">
            <text:p>5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38" table:number-columns-repeated="10"/>
          <table:table-cell table:number-columns-repeated="2" table:style-name="ce38" office:value-type="string" calcext:value-type="string">
            <text:p>e</text:p>
          </table:table-cell>
          <table:table-cell table:number-columns-repeated="3" table:style-name="ce38" office:value-type="string" calcext:value-type="string">
            <text:p>x</text:p>
          </table:table-cell>
          <table:table-cell table:style-name="ce38" table:number-columns-repeated="13"/>
          <table:table-cell table:number-columns-repeated="988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68:.AJ68];&quot;E&quot;)" office:value-type="float" office:value="2" calcext:value-type="float">
            <text:p>2</text:p>
          </table:table-cell>
          <table:table-cell table:style-name="ce13" table:formula="of:=COUNTIF([.I68:.AJ68];&quot;E&quot;)+COUNTIF([.I68:.AJ68];&quot;X&quot;)" office:value-type="float" office:value="8" calcext:value-type="float">
            <text:p>8</text:p>
          </table:table-cell>
          <table:table-cell/>
          <table:table-cell table:style-name="ce20" office:value-type="string" calcext:value-type="string">
            <text:p>E</text:p>
          </table:table-cell>
          <table:table-cell table:style-name="ce39" table:number-columns-repeated="15"/>
          <table:table-cell table:number-columns-repeated="3" table:style-name="ce39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e</text:p>
          </table:table-cell>
          <table:table-cell table:number-columns-repeated="3" table:style-name="ce39" office:value-type="string" calcext:value-type="string">
            <text:p>x</text:p>
          </table:table-cell>
          <table:table-cell table:style-name="ce39" table:number-columns-repeated="5"/>
          <table:table-cell table:number-columns-repeated="988"/>
        </table:table-row>
        <table:table-row table:style-name="ro1">
          <table:table-cell/>
          <table:table-cell table:style-name="ce7" office:value-type="string" calcext:value-type="string">
            <text:p>F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COUNTIF([.I69:.AJ69];&quot;E&quot;)" office:value-type="float" office:value="0" calcext:value-type="float">
            <text:p>0</text:p>
          </table:table-cell>
          <table:table-cell table:style-name="ce14" table:formula="of:=COUNTIF([.I69:.AJ69];&quot;E&quot;)+COUNTIF([.I69:.AJ69];&quot;X&quot;)" office:value-type="float" office:value="4" calcext:value-type="float">
            <text:p>4</text:p>
          </table:table-cell>
          <table:table-cell/>
          <table:table-cell table:style-name="ce21" office:value-type="string" calcext:value-type="string">
            <text:p>F</text:p>
          </table:table-cell>
          <table:table-cell table:style-name="ce39" table:number-columns-repeated="24"/>
          <table:table-cell table:number-columns-repeated="4" table:style-name="ce39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/>
          <table:table-cell table:style-name="ce8" table:number-columns-repeated="2"/>
          <table:table-cell table:style-name="ce8" table:formula="of:=SUM([.D64:.D69])" office:value-type="float" office:value="27" calcext:value-type="float">
            <text:p>27</text:p>
          </table:table-cell>
          <table:table-cell table:style-name="ce8" table:formula="of:=AVERAGE([.E64:.E69])" office:value-type="float" office:value="3.5" calcext:value-type="float">
            <text:p>3.5</text:p>
          </table:table-cell>
          <table:table-cell table:style-name="ce8" table:formula="of:=AVERAGE([.F64:.F69])" office:value-type="float" office:value="8" calcext:value-type="float">
            <text:p>8</text:p>
          </table:table-cell>
          <table:table-cell/>
          <table:table-cell table:style-name="ce22" table:number-columns-repeated="29"/>
          <table:table-cell table:number-columns-repeated="988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9" office:value-type="string" calcext:value-type="string">
            <text:p>LLEGADA</text:p>
          </table:table-cell>
          <table:table-cell table:style-name="ce9" office:value-type="string" calcext:value-type="string">
            <text:p>T. EJECUCIÓN</text:p>
          </table:table-cell>
          <table:table-cell table:style-name="ce9" office:value-type="string" calcext:value-type="string">
            <text:p>T.espera</text:p>
          </table:table-cell>
          <table:table-cell table:style-name="ce12" office:value-type="string" calcext:value-type="string">
            <text:p>T.respuesta</text:p>
          </table:table-cell>
          <table:table-cell/>
          <table:table-cell table:style-name="ce15" office:value-type="string" calcext:value-type="string">
            <text:p>PROCESOS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COUNTIF([.I72:.AJ72];&quot;E&quot;)" office:value-type="float" office:value="5" calcext:value-type="float">
            <text:p>5</text:p>
          </table:table-cell>
          <table:table-cell table:style-name="ce13" table:formula="of:=COUNTIF([.I72:.AJ72];&quot;E&quot;)+COUNTIF([.I72:.AJ72];&quot;X&quot;)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A</text:p>
          </table:table-cell>
          <table:table-cell table:number-columns-repeated="3" table:style-name="ce35" office:value-type="string" calcext:value-type="string">
            <text:p>x</text:p>
          </table:table-cell>
          <table:table-cell table:number-columns-repeated="5" table:style-name="ce35" office:value-type="string" calcext:value-type="string">
            <text:p>e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table:number-columns-repeated="18"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73:.AJ73];&quot;E&quot;)" office:value-type="float" office:value="6" calcext:value-type="float">
            <text:p>6</text:p>
          </table:table-cell>
          <table:table-cell table:style-name="ce13" table:formula="of:=COUNTIF([.I73:.AJ73];&quot;E&quot;)+COUNTIF([.I73:.AJ73];&quot;X&quot;)" office:value-type="float" office:value="10" calcext:value-type="float">
            <text:p>10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36"/>
          <table:table-cell table:number-columns-repeated="2" table:style-name="ce36" office:value-type="string" calcext:value-type="string">
            <text:p>e</text:p>
          </table:table-cell>
          <table:table-cell table:number-columns-repeated="3" table:style-name="ce36" office:value-type="string" calcext:value-type="string">
            <text:p>x</text:p>
          </table:table-cell>
          <table:table-cell table:number-columns-repeated="4" table:style-name="ce36" office:value-type="string" calcext:value-type="string">
            <text:p>e</text:p>
          </table:table-cell>
          <table:table-cell table:style-name="ce36" office:value-type="string" calcext:value-type="string">
            <text:p>x</text:p>
          </table:table-cell>
          <table:table-cell table:style-name="ce36" table:number-columns-repeated="17"/>
          <table:table-cell table:number-columns-repeated="988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74:.AJ74];&quot;E&quot;)" office:value-type="float" office:value="3" calcext:value-type="float">
            <text:p>3</text:p>
          </table:table-cell>
          <table:table-cell table:style-name="ce13" table:formula="of:=COUNTIF([.I74:.AJ74];&quot;E&quot;)+COUNTIF([.I74:.AJ74];&quot;X&quot;)" office:value-type="float" office:value="5" calcext:value-type="float">
            <text:p>5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37" table:number-columns-repeated="3"/>
          <table:table-cell table:number-columns-repeated="3" table:style-name="ce37" office:value-type="string" calcext:value-type="string">
            <text:p>e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20"/>
          <table:table-cell table:number-columns-repeated="988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75:.AJ75];&quot;E&quot;)" office:value-type="float" office:value="8" calcext:value-type="float">
            <text:p>8</text:p>
          </table:table-cell>
          <table:table-cell table:style-name="ce13" table:formula="of:=COUNTIF([.I75:.AJ75];&quot;E&quot;)+COUNTIF([.I75:.AJ75];&quot;X&quot;)" office:value-type="float" office:value="14" calcext:value-type="float">
            <text:p>14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38" table:number-columns-repeated="9"/>
          <table:table-cell table:number-columns-repeated="2" table:style-name="ce38" office:value-type="string" calcext:value-type="string">
            <text:p>e</text:p>
          </table:table-cell>
          <table:table-cell table:number-columns-repeated="3" table:style-name="ce38" office:value-type="string" calcext:value-type="string">
            <text:p>x</text:p>
          </table:table-cell>
          <table:table-cell table:number-columns-repeated="6" table:style-name="ce38" office:value-type="string" calcext:value-type="string">
            <text:p>e</text:p>
          </table:table-cell>
          <table:table-cell table:number-columns-repeated="3" table:style-name="ce38" office:value-type="string" calcext:value-type="string">
            <text:p>x</text:p>
          </table:table-cell>
          <table:table-cell table:style-name="ce38" table:number-columns-repeated="5"/>
          <table:table-cell table:number-columns-repeated="988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COUNTIF([.I76:.AJ76];&quot;E&quot;)" office:value-type="float" office:value="3" calcext:value-type="float">
            <text:p>3</text:p>
          </table:table-cell>
          <table:table-cell table:style-name="ce13" table:formula="of:=COUNTIF([.I76:.AJ76];&quot;E&quot;)+COUNTIF([.I76:.AJ76];&quot;X&quot;)" office:value-type="float" office:value="6" calcext:value-type="float">
            <text:p>6</text:p>
          </table:table-cell>
          <table:table-cell/>
          <table:table-cell table:style-name="ce20" office:value-type="string" calcext:value-type="string">
            <text:p>E</text:p>
          </table:table-cell>
          <table:table-cell table:style-name="ce39" table:number-columns-repeated="11"/>
          <table:table-cell table:number-columns-repeated="3" table:style-name="ce39" office:value-type="string" calcext:value-type="string">
            <text:p>e</text:p>
          </table:table-cell>
          <table:table-cell table:number-columns-repeated="3" table:style-name="ce39" office:value-type="string" calcext:value-type="string">
            <text:p>x</text:p>
          </table:table-cell>
          <table:table-cell table:style-name="ce39" table:number-columns-repeated="11"/>
          <table:table-cell table:number-columns-repeated="988"/>
        </table:table-row>
        <table:table-row table:style-name="ro1">
          <table:table-cell/>
          <table:table-cell table:style-name="ce7" office:value-type="string" calcext:value-type="string">
            <text:p>F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COUNTIF([.I77:.AJ77];&quot;E&quot;)" office:value-type="float" office:value="8" calcext:value-type="float">
            <text:p>8</text:p>
          </table:table-cell>
          <table:table-cell table:style-name="ce14" table:formula="of:=COUNTIF([.I77:.AJ77];&quot;E&quot;)+COUNTIF([.I77:.AJ77];&quot;X&quot;)"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F</text:p>
          </table:table-cell>
          <table:table-cell table:style-name="ce39" table:number-columns-repeated="12"/>
          <table:table-cell table:number-columns-repeated="5" table:style-name="ce39" office:value-type="string" calcext:value-type="string">
            <text:p>e</text:p>
          </table:table-cell>
          <table:table-cell table:number-columns-repeated="3" table:style-name="ce39" office:value-type="string" calcext:value-type="string">
            <text:p>x</text:p>
          </table:table-cell>
          <table:table-cell table:number-columns-repeated="3" table:style-name="ce39" office:value-type="string" calcext:value-type="string">
            <text:p>e</text:p>
          </table:table-cell>
          <table:table-cell table:style-name="ce39" office:value-type="string" calcext:value-type="string">
            <text:p>x</text:p>
          </table:table-cell>
          <table:table-cell table:style-name="ce39" table:number-columns-repeated="4"/>
          <table:table-cell table:number-columns-repeated="988"/>
        </table:table-row>
        <table:table-row table:style-name="ro1">
          <table:table-cell/>
          <table:table-cell table:style-name="ce8" table:number-columns-repeated="2"/>
          <table:table-cell table:style-name="ce8" table:formula="of:=SUM([.D72:.D77])" office:value-type="float" office:value="24" calcext:value-type="float">
            <text:p>24</text:p>
          </table:table-cell>
          <table:table-cell table:style-name="ce8" table:formula="of:=AVERAGE([.E72:.E77])" office:value-type="float" office:value="5.5" calcext:value-type="float">
            <text:p>5.5</text:p>
          </table:table-cell>
          <table:table-cell table:style-name="ce8" table:formula="of:=AVERAGE([.F72:.F77])" office:value-type="float" office:value="9.5" calcext:value-type="float">
            <text:p>9.5</text:p>
          </table:table-cell>
          <table:table-cell/>
          <table:table-cell table:style-name="ce22" table:number-columns-repeated="29"/>
          <table:table-cell table:number-columns-repeated="988"/>
        </table:table-row>
        <table:table-row table:style-name="ro1" table:number-rows-repeated="92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ráctica 2'.I4:'Práctica 2'.AJ4 'Práctica 2'.I12:'Práctica 2'.AJ12 'Práctica 2'.I24:'Práctica 2'.AJ24 'Práctica 2'.I32:'Práctica 2'.AJ32 'Práctica 2'.I44:'Práctica 2'.AJ44 'Práctica 2'.I52:'Práctica 2'.AJ52 'Práctica 2'.I64:'Práctica 2'.AJ64 'Práctica 2'.I72:'Práctica 2'.AJ72">
            <calcext:condition calcext:apply-style-name="ConditionalStyle_1" calcext:value="=&quot;X&quot;" calcext:base-cell-address="'Práctica 2'.I4"/>
          </calcext:conditional-format>
          <calcext:conditional-format calcext:target-range-address="'Práctica 2'.I4:'Práctica 2'.AJ4 'Práctica 2'.I12:'Práctica 2'.AJ12 'Práctica 2'.I24:'Práctica 2'.AJ24 'Práctica 2'.I32:'Práctica 2'.AJ32 'Práctica 2'.I44:'Práctica 2'.AJ44 'Práctica 2'.I52:'Práctica 2'.AJ52 'Práctica 2'.I64:'Práctica 2'.AJ64 'Práctica 2'.I72:'Práctica 2'.AJ72">
            <calcext:condition calcext:apply-style-name="ConditionalStyle_2" calcext:value="=&quot;E&quot;" calcext:base-cell-address="'Práctica 2'.I4"/>
          </calcext:conditional-format>
          <calcext:conditional-format calcext:target-range-address="'Práctica 2'.I5:'Práctica 2'.AJ5 'Práctica 2'.I13:'Práctica 2'.AJ13 'Práctica 2'.I25:'Práctica 2'.AJ25 'Práctica 2'.I33:'Práctica 2'.AJ33 'Práctica 2'.I45:'Práctica 2'.AJ45 'Práctica 2'.I53:'Práctica 2'.AJ53 'Práctica 2'.I65:'Práctica 2'.AJ65 'Práctica 2'.I73:'Práctica 2'.AJ73">
            <calcext:condition calcext:apply-style-name="ConditionalStyle_2" calcext:value="=&quot;E&quot;" calcext:base-cell-address="'Práctica 2'.I5"/>
          </calcext:conditional-format>
          <calcext:conditional-format calcext:target-range-address="'Práctica 2'.I5:'Práctica 2'.AJ5 'Práctica 2'.I13:'Práctica 2'.AJ13 'Práctica 2'.I25:'Práctica 2'.AJ25 'Práctica 2'.I33:'Práctica 2'.AJ33 'Práctica 2'.I45:'Práctica 2'.AJ45 'Práctica 2'.I53:'Práctica 2'.AJ53 'Práctica 2'.I65:'Práctica 2'.AJ65 'Práctica 2'.I73:'Práctica 2'.AJ73">
            <calcext:condition calcext:apply-style-name="ConditionalStyle_3" calcext:value="=&quot;X&quot;" calcext:base-cell-address="'Práctica 2'.I5"/>
          </calcext:conditional-format>
          <calcext:conditional-format calcext:target-range-address="'Práctica 2'.I6:'Práctica 2'.AJ6 'Práctica 2'.I14:'Práctica 2'.AJ14 'Práctica 2'.I26:'Práctica 2'.AJ26 'Práctica 2'.I34:'Práctica 2'.AJ34 'Práctica 2'.I46:'Práctica 2'.AJ46 'Práctica 2'.I54:'Práctica 2'.AJ54 'Práctica 2'.I66:'Práctica 2'.AJ66 'Práctica 2'.I74:'Práctica 2'.AJ74">
            <calcext:condition calcext:apply-style-name="ConditionalStyle_2" calcext:value="=&quot;E&quot;" calcext:base-cell-address="'Práctica 2'.I6"/>
          </calcext:conditional-format>
          <calcext:conditional-format calcext:target-range-address="'Práctica 2'.I6:'Práctica 2'.AJ6 'Práctica 2'.I14:'Práctica 2'.AJ14 'Práctica 2'.I26:'Práctica 2'.AJ26 'Práctica 2'.I34:'Práctica 2'.AJ34 'Práctica 2'.I46:'Práctica 2'.AJ46 'Práctica 2'.I54:'Práctica 2'.AJ54 'Práctica 2'.I66:'Práctica 2'.AJ66 'Práctica 2'.I74:'Práctica 2'.AJ74">
            <calcext:condition calcext:apply-style-name="ConditionalStyle_4" calcext:value="=&quot;X&quot;" calcext:base-cell-address="'Práctica 2'.I6"/>
          </calcext:conditional-format>
          <calcext:conditional-format calcext:target-range-address="'Práctica 2'.I7:'Práctica 2'.AJ7 'Práctica 2'.I15:'Práctica 2'.AJ15 'Práctica 2'.I27:'Práctica 2'.AJ27 'Práctica 2'.I35:'Práctica 2'.AJ35 'Práctica 2'.I47:'Práctica 2'.AJ47 'Práctica 2'.I55:'Práctica 2'.AJ55 'Práctica 2'.I67:'Práctica 2'.AJ67 'Práctica 2'.I75:'Práctica 2'.AJ75">
            <calcext:condition calcext:apply-style-name="ConditionalStyle_2" calcext:value="=&quot;E&quot;" calcext:base-cell-address="'Práctica 2'.I7"/>
          </calcext:conditional-format>
          <calcext:conditional-format calcext:target-range-address="'Práctica 2'.I7:'Práctica 2'.AJ7 'Práctica 2'.I15:'Práctica 2'.AJ15 'Práctica 2'.I27:'Práctica 2'.AJ27 'Práctica 2'.I35:'Práctica 2'.AJ35 'Práctica 2'.I47:'Práctica 2'.AJ47 'Práctica 2'.I55:'Práctica 2'.AJ55 'Práctica 2'.I67:'Práctica 2'.AJ67 'Práctica 2'.I75:'Práctica 2'.AJ75">
            <calcext:condition calcext:apply-style-name="ConditionalStyle_5" calcext:value="=&quot;X&quot;" calcext:base-cell-address="'Práctica 2'.I7"/>
          </calcext:conditional-format>
          <calcext:conditional-format calcext:target-range-address="'Práctica 2'.I8:'Práctica 2'.AJ9 'Práctica 2'.I16:'Práctica 2'.AJ17 'Práctica 2'.I28:'Práctica 2'.AJ29 'Práctica 2'.I36:'Práctica 2'.AJ37 'Práctica 2'.I48:'Práctica 2'.AJ49 'Práctica 2'.I56:'Práctica 2'.AJ57 'Práctica 2'.I68:'Práctica 2'.AJ69 'Práctica 2'.I76:'Práctica 2'.AJ77">
            <calcext:condition calcext:apply-style-name="ConditionalStyle_2" calcext:value="=&quot;E&quot;" calcext:base-cell-address="'Práctica 2'.I8"/>
          </calcext:conditional-format>
          <calcext:conditional-format calcext:target-range-address="'Práctica 2'.I8:'Práctica 2'.AJ9 'Práctica 2'.I16:'Práctica 2'.AJ17 'Práctica 2'.I28:'Práctica 2'.AJ29 'Práctica 2'.I36:'Práctica 2'.AJ37 'Práctica 2'.I48:'Práctica 2'.AJ49 'Práctica 2'.I56:'Práctica 2'.AJ57 'Práctica 2'.I68:'Práctica 2'.AJ69 'Práctica 2'.I76:'Práctica 2'.AJ77">
            <calcext:condition calcext:apply-style-name="ConditionalStyle_6" calcext:value="=&quot;X&quot;" calcext:base-cell-address="'Práctica 2'.I8"/>
          </calcext:conditional-format>
        </calcext:conditional-formats>
      </table:table>
      <table:table table:name="Práctica 3" table:style-name="ta3"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column table:style-name="co7" table:number-columns-repeated="29" table:default-cell-style-name="Default"/>
        <table:table-column table:style-name="co8" table:number-columns-repeated="987" table:default-cell-style-name="Default"/>
        <table:table-row table:style-name="ro1">
          <table:table-cell table:number-columns-repeated="8"/>
          <table:table-cell table:style-name="ce23" office:value-type="string" calcext:value-type="string" table:number-columns-spanned="21" table:number-rows-spanned="1">
            <text:p>ALGORITMO FIFO: PRIMERO EN ENTRAR, PRIMERO EN SALIR</text:p>
          </table:table-cell>
          <table:covered-table-cell table:number-columns-repeated="20" table:style-name="ce29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9" office:value-type="string" calcext:value-type="string">
            <text:p>LLEGADA</text:p>
          </table:table-cell>
          <table:table-cell table:style-name="ce9" office:value-type="string" calcext:value-type="string">
            <text:p>T. EJECUCIÓN</text:p>
          </table:table-cell>
          <table:table-cell table:style-name="ce9" office:value-type="string" calcext:value-type="string">
            <text:p>T.espera</text:p>
          </table:table-cell>
          <table:table-cell table:style-name="ce12" office:value-type="string" calcext:value-type="string">
            <text:p>T.respuesta</text:p>
          </table:table-cell>
          <table:table-cell/>
          <table:table-cell table:style-name="ce15" office:value-type="string" calcext:value-type="string">
            <text:p>PROCESOS</text:p>
          </table:table-cell>
          <table:table-cell table:style-name="ce16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COUNTIF([.I4:.AK4];&quot;E&quot;)" office:value-type="float" office:value="0" calcext:value-type="float">
            <text:p>0</text:p>
          </table:table-cell>
          <table:table-cell table:style-name="ce13" table:formula="of:=COUNTIF([.I4:.AK4];&quot;E&quot;)+COUNTIF([.I4:.AK4];&quot;X&quot;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</text:p>
          </table:table-cell>
          <table:table-cell table:style-name="ce41" table:number-columns-repeated="29"/>
          <table:table-cell table:number-columns-repeated="98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5:.AK5];&quot;E&quot;)" office:value-type="float" office:value="0" calcext:value-type="float">
            <text:p>0</text:p>
          </table:table-cell>
          <table:table-cell table:style-name="ce13" table:formula="of:=COUNTIF([.I5:.AK5];&quot;E&quot;)+COUNTIF([.I5:.AK5];&quot;X&quot;)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42" table:number-columns-repeated="29"/>
          <table:table-cell table:number-columns-repeated="98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COUNTIF([.I6:.AK6];&quot;E&quot;)" office:value-type="float" office:value="0" calcext:value-type="float">
            <text:p>0</text:p>
          </table:table-cell>
          <table:table-cell table:style-name="ce13" table:formula="of:=COUNTIF([.I6:.AK6];&quot;E&quot;)+COUNTIF([.I6:.AK6];&quot;X&quot;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43" table:number-columns-repeated="29"/>
          <table:table-cell table:number-columns-repeated="987"/>
        </table:table-row>
        <table:table-row table:style-name="ro1">
          <table:table-cell/>
          <table:table-cell table:style-name="ce40" office:value-type="string" calcext:value-type="string">
            <text:p>D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COUNTIF([.I7:.AK7];&quot;E&quot;)" office:value-type="float" office:value="0" calcext:value-type="float">
            <text:p>0</text:p>
          </table:table-cell>
          <table:table-cell table:style-name="ce14" table:formula="of:=COUNTIF([.I7:.AK7];&quot;E&quot;)+COUNTIF([.I7:.AK7];&quot;X&quot;)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44" table:number-columns-repeated="29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table:number-columns-repeated="3"/>
          <table:table-cell table:style-name="ce8" table:formula="of:=AVERAGE([.E4:.E8])" office:value-type="float" office:value="0" calcext:value-type="float">
            <text:p>0</text:p>
          </table:table-cell>
          <table:table-cell table:style-name="ce8" table:formula="of:=AVERAGE([.F4:.F8])" office:value-type="float" office:value="0" calcext:value-type="float">
            <text:p>0</text:p>
          </table:table-cell>
          <table:table-cell/>
          <table:table-cell table:style-name="ce22" table:number-columns-repeated="30"/>
          <table:table-cell table:number-columns-repeated="987"/>
        </table:table-row>
        <table:table-row table:style-name="ro1" table:number-rows-repeated="2">
          <table:table-cell table:number-columns-repeated="7"/>
          <table:table-cell table:style-name="ce22" table:number-columns-repeated="30"/>
          <table:table-cell table:number-columns-repeated="987"/>
        </table:table-row>
        <table:table-row table:style-name="ro1">
          <table:table-cell table:number-columns-repeated="8"/>
          <table:table-cell table:style-name="ce23" office:value-type="string" calcext:value-type="string" table:number-columns-spanned="21" table:number-rows-spanned="1">
            <text:p>ALGORITMO SJF: PRIMERO EL MÁS CORTO</text:p>
          </table:table-cell>
          <table:covered-table-cell table:number-columns-repeated="20" table:style-name="ce29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9" office:value-type="string" calcext:value-type="string">
            <text:p>LLEGADA</text:p>
          </table:table-cell>
          <table:table-cell table:style-name="ce9" office:value-type="string" calcext:value-type="string">
            <text:p>T. EJECUCIÓN</text:p>
          </table:table-cell>
          <table:table-cell table:style-name="ce9" office:value-type="string" calcext:value-type="string">
            <text:p>T.espera</text:p>
          </table:table-cell>
          <table:table-cell table:style-name="ce12" office:value-type="string" calcext:value-type="string">
            <text:p>T.respuesta</text:p>
          </table:table-cell>
          <table:table-cell/>
          <table:table-cell table:style-name="ce15" office:value-type="string" calcext:value-type="string">
            <text:p>PROCESOS</text:p>
          </table:table-cell>
          <table:table-cell table:style-name="ce16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COUNTIF([.I15:.AK15];&quot;E&quot;)" office:value-type="float" office:value="0" calcext:value-type="float">
            <text:p>0</text:p>
          </table:table-cell>
          <table:table-cell table:style-name="ce13" table:formula="of:=COUNTIF([.I15:.AK15];&quot;E&quot;)+COUNTIF([.I15:.AK15];&quot;X&quot;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</text:p>
          </table:table-cell>
          <table:table-cell table:style-name="ce45" table:number-columns-repeated="29"/>
          <table:table-cell table:number-columns-repeated="98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16:.AK16];&quot;E&quot;)" office:value-type="float" office:value="0" calcext:value-type="float">
            <text:p>0</text:p>
          </table:table-cell>
          <table:table-cell table:style-name="ce13" table:formula="of:=COUNTIF([.I16:.AK16];&quot;E&quot;)+COUNTIF([.I16:.AK16];&quot;X&quot;)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46" table:number-columns-repeated="29"/>
          <table:table-cell table:number-columns-repeated="98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COUNTIF([.I17:.AK17];&quot;E&quot;)" office:value-type="float" office:value="0" calcext:value-type="float">
            <text:p>0</text:p>
          </table:table-cell>
          <table:table-cell table:style-name="ce13" table:formula="of:=COUNTIF([.I17:.AK17];&quot;E&quot;)+COUNTIF([.I17:.AK17];&quot;X&quot;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47" table:number-columns-repeated="29"/>
          <table:table-cell table:number-columns-repeated="987"/>
        </table:table-row>
        <table:table-row table:style-name="ro1">
          <table:table-cell/>
          <table:table-cell table:style-name="ce40" office:value-type="string" calcext:value-type="string">
            <text:p>D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COUNTIF([.I18:.AK18];&quot;E&quot;)" office:value-type="float" office:value="0" calcext:value-type="float">
            <text:p>0</text:p>
          </table:table-cell>
          <table:table-cell table:style-name="ce14" table:formula="of:=COUNTIF([.I18:.AK18];&quot;E&quot;)+COUNTIF([.I18:.AK18];&quot;X&quot;)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48" table:number-columns-repeated="29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table:number-columns-repeated="3"/>
          <table:table-cell table:style-name="ce8" table:formula="of:=AVERAGE([.E15:.E19])" office:value-type="float" office:value="0" calcext:value-type="float">
            <text:p>0</text:p>
          </table:table-cell>
          <table:table-cell table:style-name="ce8" table:formula="of:=AVERAGE([.F15:.F19])" office:value-type="float" office:value="0" calcext:value-type="float">
            <text:p>0</text:p>
          </table:table-cell>
          <table:table-cell table:number-columns-repeated="2"/>
          <table:table-cell table:style-name="ce22" table:number-columns-repeated="29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3" office:value-type="string" calcext:value-type="string" table:number-columns-spanned="21" table:number-rows-spanned="1">
            <text:p>SRTF: PRIMERO EL DE TIEMPO RESTANTE MÁS CORTO</text:p>
          </table:table-cell>
          <table:covered-table-cell table:number-columns-repeated="20" table:style-name="ce29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9" office:value-type="string" calcext:value-type="string">
            <text:p>LLEGADA</text:p>
          </table:table-cell>
          <table:table-cell table:style-name="ce9" office:value-type="string" calcext:value-type="string">
            <text:p>T. EJECUCIÓN</text:p>
          </table:table-cell>
          <table:table-cell table:style-name="ce9" office:value-type="string" calcext:value-type="string">
            <text:p>T.espera</text:p>
          </table:table-cell>
          <table:table-cell table:style-name="ce12" office:value-type="string" calcext:value-type="string">
            <text:p>T.respuesta</text:p>
          </table:table-cell>
          <table:table-cell/>
          <table:table-cell table:style-name="ce15" office:value-type="string" calcext:value-type="string">
            <text:p>PROCESOS</text:p>
          </table:table-cell>
          <table:table-cell table:style-name="ce16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COUNTIF([.I25:.AK25];&quot;E&quot;)" office:value-type="float" office:value="0" calcext:value-type="float">
            <text:p>0</text:p>
          </table:table-cell>
          <table:table-cell table:style-name="ce13" table:formula="of:=COUNTIF([.I25:.AK25];&quot;E&quot;)+COUNTIF([.I25:.AK25];&quot;X&quot;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</text:p>
          </table:table-cell>
          <table:table-cell table:style-name="ce41" table:number-columns-repeated="29"/>
          <table:table-cell table:number-columns-repeated="98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26:.AK26];&quot;E&quot;)" office:value-type="float" office:value="0" calcext:value-type="float">
            <text:p>0</text:p>
          </table:table-cell>
          <table:table-cell table:style-name="ce13" table:formula="of:=COUNTIF([.I26:.AK26];&quot;E&quot;)+COUNTIF([.I26:.AK26];&quot;X&quot;)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42" table:number-columns-repeated="29"/>
          <table:table-cell table:number-columns-repeated="98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COUNTIF([.I27:.AK27];&quot;E&quot;)" office:value-type="float" office:value="0" calcext:value-type="float">
            <text:p>0</text:p>
          </table:table-cell>
          <table:table-cell table:style-name="ce13" table:formula="of:=COUNTIF([.I27:.AK27];&quot;E&quot;)+COUNTIF([.I27:.AK27];&quot;X&quot;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43" table:number-columns-repeated="29"/>
          <table:table-cell table:number-columns-repeated="987"/>
        </table:table-row>
        <table:table-row table:style-name="ro1">
          <table:table-cell/>
          <table:table-cell table:style-name="ce40" office:value-type="string" calcext:value-type="string">
            <text:p>D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COUNTIF([.I28:.AK28];&quot;E&quot;)" office:value-type="float" office:value="0" calcext:value-type="float">
            <text:p>0</text:p>
          </table:table-cell>
          <table:table-cell table:style-name="ce14" table:formula="of:=COUNTIF([.I28:.AK28];&quot;E&quot;)+COUNTIF([.I28:.AK28];&quot;X&quot;)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44" table:number-columns-repeated="29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table:number-columns-repeated="3"/>
          <table:table-cell table:style-name="ce8" table:formula="of:=AVERAGE([.E25:.E29])" office:value-type="float" office:value="0" calcext:value-type="float">
            <text:p>0</text:p>
          </table:table-cell>
          <table:table-cell table:style-name="ce8" table:formula="of:=AVERAGE([.F25:.F29])" office:value-type="float" office:value="0" calcext:value-type="float">
            <text:p>0</text:p>
          </table:table-cell>
          <table:table-cell/>
          <table:table-cell table:style-name="ce22" table:number-columns-repeated="30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3" office:value-type="string" calcext:value-type="string" table:number-columns-spanned="21" table:number-rows-spanned="1">
            <text:p>ROUND ROBIN: OPERACIÓN POR RONDAS</text:p>
          </table:table-cell>
          <table:covered-table-cell table:number-columns-repeated="20" table:style-name="ce29"/>
          <table:table-cell table:number-columns-repeated="995"/>
        </table:table-row>
        <table:table-row table:style-name="ro1">
          <table:table-cell table:number-columns-repeated="7"/>
          <table:table-cell table:style-name="ce34" office:value-type="string" calcext:value-type="string">
            <text:p>QUANTUM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9" office:value-type="string" calcext:value-type="string">
            <text:p>LLEGADA</text:p>
          </table:table-cell>
          <table:table-cell table:style-name="ce9" office:value-type="string" calcext:value-type="string">
            <text:p>T. EJECUCIÓN</text:p>
          </table:table-cell>
          <table:table-cell table:style-name="ce9" office:value-type="string" calcext:value-type="string">
            <text:p>T.espera</text:p>
          </table:table-cell>
          <table:table-cell table:style-name="ce12" office:value-type="string" calcext:value-type="string">
            <text:p>T.respuesta</text:p>
          </table:table-cell>
          <table:table-cell/>
          <table:table-cell table:style-name="ce15" office:value-type="string" calcext:value-type="string">
            <text:p>PROCESOS</text:p>
          </table:table-cell>
          <table:table-cell table:style-name="ce16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COUNTIF([.I35:.AK35];&quot;E&quot;)" office:value-type="float" office:value="0" calcext:value-type="float">
            <text:p>0</text:p>
          </table:table-cell>
          <table:table-cell table:style-name="ce13" table:formula="of:=COUNTIF([.I35:.AK35];&quot;E&quot;)+COUNTIF([.I35:.AK35];&quot;X&quot;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</text:p>
          </table:table-cell>
          <table:table-cell table:style-name="ce41" table:number-columns-repeated="29"/>
          <table:table-cell table:number-columns-repeated="98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36:.AK36];&quot;E&quot;)" office:value-type="float" office:value="0" calcext:value-type="float">
            <text:p>0</text:p>
          </table:table-cell>
          <table:table-cell table:style-name="ce13" table:formula="of:=COUNTIF([.I36:.AK36];&quot;E&quot;)+COUNTIF([.I36:.AK36];&quot;X&quot;)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42" table:number-columns-repeated="29"/>
          <table:table-cell table:number-columns-repeated="98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COUNTIF([.I37:.AK37];&quot;E&quot;)" office:value-type="float" office:value="0" calcext:value-type="float">
            <text:p>0</text:p>
          </table:table-cell>
          <table:table-cell table:style-name="ce13" table:formula="of:=COUNTIF([.I37:.AK37];&quot;E&quot;)+COUNTIF([.I37:.AK37];&quot;X&quot;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43" table:number-columns-repeated="29"/>
          <table:table-cell table:number-columns-repeated="987"/>
        </table:table-row>
        <table:table-row table:style-name="ro1">
          <table:table-cell/>
          <table:table-cell table:style-name="ce40" office:value-type="string" calcext:value-type="string">
            <text:p>D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COUNTIF([.I38:.AK38];&quot;E&quot;)" office:value-type="float" office:value="0" calcext:value-type="float">
            <text:p>0</text:p>
          </table:table-cell>
          <table:table-cell table:style-name="ce14" table:formula="of:=COUNTIF([.I38:.AK38];&quot;E&quot;)+COUNTIF([.I38:.AK38];&quot;X&quot;)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44" table:number-columns-repeated="29"/>
          <table:table-cell table:number-columns-repeated="987"/>
        </table:table-row>
        <table:table-row table:style-name="ro1">
          <table:table-cell table:number-columns-repeated="4"/>
          <table:table-cell table:style-name="ce8" table:formula="of:=AVERAGE([.E35:.E38])" office:value-type="float" office:value="0" calcext:value-type="float">
            <text:p>0</text:p>
          </table:table-cell>
          <table:table-cell table:style-name="ce8" table:formula="of:=AVERAGE([.F35:.F3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8" table:number-columns-repeated="3"/>
          <table:table-cell table:number-columns-repeated="3"/>
          <table:table-cell table:style-name="ce22" office:value-type="string" calcext:value-type="string">
            <text:p>QUANTUM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15"/>
          <table:table-cell table:style-name="ce22" table:number-columns-repeated="13"/>
          <table:table-cell table:number-columns-repeated="987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9" office:value-type="string" calcext:value-type="string">
            <text:p>LLEGADA</text:p>
          </table:table-cell>
          <table:table-cell table:style-name="ce9" office:value-type="string" calcext:value-type="string">
            <text:p>T. EJECUCIÓN</text:p>
          </table:table-cell>
          <table:table-cell table:style-name="ce9" office:value-type="string" calcext:value-type="string">
            <text:p>T.espera</text:p>
          </table:table-cell>
          <table:table-cell table:style-name="ce12" office:value-type="string" calcext:value-type="string">
            <text:p>T.respuesta</text:p>
          </table:table-cell>
          <table:table-cell/>
          <table:table-cell table:style-name="ce15" office:value-type="string" calcext:value-type="string">
            <text:p>PROCESOS</text:p>
          </table:table-cell>
          <table:table-cell table:style-name="ce16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COUNTIF([.I42:.AK42];&quot;E&quot;)" office:value-type="float" office:value="0" calcext:value-type="float">
            <text:p>0</text:p>
          </table:table-cell>
          <table:table-cell table:style-name="ce13" table:formula="of:=COUNTIF([.I42:.AK42];&quot;E&quot;)+COUNTIF([.I42:.AK42];&quot;X&quot;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</text:p>
          </table:table-cell>
          <table:table-cell table:style-name="ce41" table:number-columns-repeated="29"/>
          <table:table-cell table:number-columns-repeated="98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43:.AK43];&quot;E&quot;)" office:value-type="float" office:value="0" calcext:value-type="float">
            <text:p>0</text:p>
          </table:table-cell>
          <table:table-cell table:style-name="ce13" table:formula="of:=COUNTIF([.I43:.AK43];&quot;E&quot;)+COUNTIF([.I43:.AK43];&quot;X&quot;)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42" table:number-columns-repeated="29"/>
          <table:table-cell table:number-columns-repeated="98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COUNTIF([.I44:.AK44];&quot;E&quot;)" office:value-type="float" office:value="0" calcext:value-type="float">
            <text:p>0</text:p>
          </table:table-cell>
          <table:table-cell table:style-name="ce13" table:formula="of:=COUNTIF([.I44:.AK44];&quot;E&quot;)+COUNTIF([.I44:.AK44];&quot;X&quot;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43" table:number-columns-repeated="29"/>
          <table:table-cell table:number-columns-repeated="987"/>
        </table:table-row>
        <table:table-row table:style-name="ro1">
          <table:table-cell/>
          <table:table-cell table:style-name="ce40" office:value-type="string" calcext:value-type="string">
            <text:p>D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COUNTIF([.I45:.AK45];&quot;E&quot;)" office:value-type="float" office:value="0" calcext:value-type="float">
            <text:p>0</text:p>
          </table:table-cell>
          <table:table-cell table:style-name="ce14" table:formula="of:=COUNTIF([.I45:.AK45];&quot;E&quot;)+COUNTIF([.I45:.AK45];&quot;X&quot;)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44" table:number-columns-repeated="29"/>
          <table:table-cell table:number-columns-repeated="987"/>
        </table:table-row>
        <table:table-row table:style-name="ro1">
          <table:table-cell table:number-columns-repeated="4"/>
          <table:table-cell table:style-name="ce8" table:formula="of:=AVERAGE([.E42:.E45])" office:value-type="float" office:value="0" calcext:value-type="float">
            <text:p>0</text:p>
          </table:table-cell>
          <table:table-cell table:style-name="ce8" table:formula="of:=AVERAGE([.F42:.F45]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95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ráctica 3'.I4:'Práctica 3'.AK4 'Práctica 3'.I15:'Práctica 3'.AK15 'Práctica 3'.I25:'Práctica 3'.AK25 'Práctica 3'.I35:'Práctica 3'.AK35 'Práctica 3'.I42:'Práctica 3'.AK42">
            <calcext:condition calcext:apply-style-name="ConditionalStyle_1" calcext:value="=&quot;X&quot;" calcext:base-cell-address="'Práctica 3'.I4"/>
          </calcext:conditional-format>
          <calcext:conditional-format calcext:target-range-address="'Práctica 3'.I4:'Práctica 3'.AK4 'Práctica 3'.I15:'Práctica 3'.AK15 'Práctica 3'.I25:'Práctica 3'.AK25 'Práctica 3'.I35:'Práctica 3'.AK35 'Práctica 3'.I42:'Práctica 3'.AK42">
            <calcext:condition calcext:apply-style-name="ConditionalStyle_2" calcext:value="=&quot;E&quot;" calcext:base-cell-address="'Práctica 3'.I4"/>
          </calcext:conditional-format>
          <calcext:conditional-format calcext:target-range-address="'Práctica 3'.I5:'Práctica 3'.AK5 'Práctica 3'.I16:'Práctica 3'.AK16 'Práctica 3'.I26:'Práctica 3'.AK26 'Práctica 3'.I36:'Práctica 3'.AK36 'Práctica 3'.I43:'Práctica 3'.AK43">
            <calcext:condition calcext:apply-style-name="ConditionalStyle_2" calcext:value="=&quot;E&quot;" calcext:base-cell-address="'Práctica 3'.I5"/>
          </calcext:conditional-format>
          <calcext:conditional-format calcext:target-range-address="'Práctica 3'.I5:'Práctica 3'.AK5 'Práctica 3'.I16:'Práctica 3'.AK16 'Práctica 3'.I26:'Práctica 3'.AK26 'Práctica 3'.I36:'Práctica 3'.AK36 'Práctica 3'.I43:'Práctica 3'.AK43">
            <calcext:condition calcext:apply-style-name="ConditionalStyle_3" calcext:value="=&quot;X&quot;" calcext:base-cell-address="'Práctica 3'.I5"/>
          </calcext:conditional-format>
          <calcext:conditional-format calcext:target-range-address="'Práctica 3'.I6:'Práctica 3'.AK6 'Práctica 3'.I17:'Práctica 3'.AK17 'Práctica 3'.I27:'Práctica 3'.AK27 'Práctica 3'.I37:'Práctica 3'.AK37 'Práctica 3'.I44:'Práctica 3'.AK44">
            <calcext:condition calcext:apply-style-name="ConditionalStyle_2" calcext:value="=&quot;E&quot;" calcext:base-cell-address="'Práctica 3'.I6"/>
          </calcext:conditional-format>
          <calcext:conditional-format calcext:target-range-address="'Práctica 3'.I6:'Práctica 3'.AK6 'Práctica 3'.I17:'Práctica 3'.AK17 'Práctica 3'.I27:'Práctica 3'.AK27 'Práctica 3'.I37:'Práctica 3'.AK37 'Práctica 3'.I44:'Práctica 3'.AK44">
            <calcext:condition calcext:apply-style-name="ConditionalStyle_4" calcext:value="=&quot;X&quot;" calcext:base-cell-address="'Práctica 3'.I6"/>
          </calcext:conditional-format>
          <calcext:conditional-format calcext:target-range-address="'Práctica 3'.I7:'Práctica 3'.AK7 'Práctica 3'.I18:'Práctica 3'.AK18 'Práctica 3'.I28:'Práctica 3'.AK28 'Práctica 3'.I38:'Práctica 3'.AK38 'Práctica 3'.I45:'Práctica 3'.AK45">
            <calcext:condition calcext:apply-style-name="ConditionalStyle_2" calcext:value="=&quot;E&quot;" calcext:base-cell-address="'Práctica 3'.I7"/>
          </calcext:conditional-format>
          <calcext:conditional-format calcext:target-range-address="'Práctica 3'.I7:'Práctica 3'.AK7 'Práctica 3'.I18:'Práctica 3'.AK18 'Práctica 3'.I28:'Práctica 3'.AK28 'Práctica 3'.I38:'Práctica 3'.AK38 'Práctica 3'.I45:'Práctica 3'.AK45">
            <calcext:condition calcext:apply-style-name="ConditionalStyle_5" calcext:value="=&quot;X&quot;" calcext:base-cell-address="'Práctica 3'.I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000000" style:font-name="Calibri" fo:font-family="Calibri"/>
    </style:style>
    <style:style style:name="ConditionalStyle_5f_2" style:display-name="ConditionalStyle_2" style:family="table-cell" style:parent-style-name="Default">
      <style:table-cell-properties fo:background-color="#000000"/>
      <style:text-properties fo:color="#ffffff" style:font-name="Calibri" fo:font-family="Calibri"/>
    </style:style>
    <style:style style:name="ConditionalStyle_5f_3" style:display-name="ConditionalStyle_3" style:family="table-cell" style:parent-style-name="Default">
      <style:table-cell-properties fo:background-color="#00a933"/>
      <style:text-properties fo:color="#000000" style:font-name="Calibri" fo:font-family="Calibri"/>
    </style:style>
    <style:style style:name="ConditionalStyle_5f_4" style:display-name="ConditionalStyle_4" style:family="table-cell" style:parent-style-name="Default">
      <style:table-cell-properties fo:background-color="#2a96f8"/>
      <style:text-properties fo:color="#000000" style:font-name="Calibri" fo:font-family="Calibri"/>
    </style:style>
    <style:style style:name="ConditionalStyle_5f_5" style:display-name="ConditionalStyle_5" style:family="table-cell" style:parent-style-name="Default">
      <style:table-cell-properties fo:background-color="#3465a4"/>
      <style:text-properties fo:color="#000000" style:font-name="Calibri" fo:font-family="Calibri"/>
    </style:style>
    <style:style style:name="ConditionalStyle_5f_6" style:display-name="ConditionalStyle_6" style:family="table-cell" style:parent-style-name="Default">
      <style:table-cell-properties fo:background-color="#ffde59"/>
      <style:text-properties fo:color="#000000" style:font-name="Calibri" fo:font-family="Calibri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24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áctica_20_1" style:display-name="PageStyle_Práctic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áctica_20_2" style:display-name="PageStyle_Práctic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áctica_20_3" style:display-name="PageStyle_Práctica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150" meta:object-count="0"/>
    <meta:generator>LibreOfficeDev/6.0.5.2$Linux_X86_64 LibreOffice_project/</meta:generator>
  </office:meta>
</office:document-meta>
</file>